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0000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middle"/>
      <style:text-properties style:font-name="新細明體" style:font-name-asian="新細明體" style:font-name-complex="新細明體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0000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FF0000" style:font-name="細明體" style:font-name-asian="細明體" style:font-name-complex="細明體" style:font-family-generic="modern"/>
    </style:style>
    <style:style style:name="ce10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1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_19968__33324__Book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4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5" style:family="table-cell" style:parent-style-name="_19968__33324__Book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8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9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" style:family="table-cell" style:parent-style-name="_19968__33324__Book3" style:data-style-name="N48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4" style:family="table-cell" style:parent-style-name="_19968__33324__Book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_19968__33324__Book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7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28" style:family="table-cell" style:parent-style-name="_19968__33324__Book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" style:family="table-cell" style:parent-style-name="_21315__20998__20301__91_0_93_" style:data-style-name="N5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1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5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6" style:family="table-cell" style:parent-style-name="_21315__20998__20301__91_0_93_" style:data-style-name="N5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39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40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1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48" style:family="table-cell" style:parent-style-name="_21315__20998__20301__91_0_93_" style:data-style-name="N50">
      <style:table-cell-properties fo:border-top="thin solid #000000" fo:border-bottom="thin solid #000000" fo:border-left="thin solid #000000" fo:border-right="none" style:vertical-align="middle" style:cell-protect="none" style:repeat-content="false"/>
      <style:paragraph-properties fo:text-align="center"/>
    </style:style>
    <style:style style:name="ce49" style:family="table-cell" style:parent-style-name="_21315__20998__20301__91_0_93_" style:data-style-name="N50">
      <style:table-cell-properties fo:border-top="thin solid #000000" fo:border-bottom="thin solid #000000" fo:border-left="none" fo:border-right="none" style:vertical-align="middle" style:cell-protect="none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5" style:family="table-cell" style:parent-style-name="_21315__20998__20301__91_0_93_" style:data-style-name="N50">
      <style:table-cell-properties fo:border="thin solid #000000" style:vertical-align="middle" style:cell-protect="none" style:repeat-content="false"/>
      <style:paragraph-properties fo:text-align="center"/>
    </style:style>
    <style:style style:name="ce5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2.804583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1.48166666666667cm"/>
    </style:style>
    <style:style style:name="co11" style:family="table-column">
      <style:table-column-properties fo:break-before="auto" style:column-width="2.778125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15pt" style:use-optimal-row-height="false" fo:break-before="auto"/>
    </style:style>
    <style:style style:name="ro3" style:family="table-row">
      <style:table-row-properties style:row-height="27.15pt" style:use-optimal-row-height="false" fo:break-before="auto"/>
    </style:style>
    <style:style style:name="ro4" style:family="table-row">
      <style:table-row-properties style:row-height="22.35pt" style:use-optimal-row-height="fals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22.8pt" style:use-optimal-row-height="false" fo:break-before="auto"/>
    </style:style>
    <style:style style:name="ro8" style:family="table-row">
      <style:table-row-properties style:row-height="25.8pt" style:use-optimal-row-height="false" fo:break-before="auto"/>
    </style:style>
    <style:style style:name="ro9" style:family="table-row">
      <style:table-row-properties style:row-height="24.6pt" style:use-optimal-row-height="false" fo:break-before="auto"/>
    </style:style>
    <style:style style:name="ro10" style:family="table-row">
      <style:table-row-properties style:row-height="23.4pt" style:use-optimal-row-height="false" fo:break-before="auto"/>
    </style:style>
    <style:style style:name="ro11" style:family="table-row">
      <style:table-row-properties style:row-height="19.8pt" style:use-optimal-row-height="false" fo:break-before="auto"/>
    </style:style>
    <style:style style:name="ro1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齡結構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11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4" table:default-cell-style-name="ce1"/>
        <table:table-column table:style-name="co12" table:number-columns-repeated="2" table:default-cell-style-name="ce1"/>
        <table:table-column table:style-name="co10" table:default-cell-style-name="ce2"/>
        <table:table-column table:style-name="co13" table:number-columns-repeated="16352" table:default-cell-style-name="ce1"/>
        <table:table-row table:style-name="ro1">
          <table:table-cell office:value-type="string" table:number-columns-spanned="32" table:number-rows-spanned="1" table:style-name="ce37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1"/>
          <table:table-cell table:number-columns-repeated="12" table:style-name="ce35"/>
          <table:table-cell table:style-name="ce1"/>
          <table:table-cell office:value-type="string" table:style-name="ce36">
            <text:p><text:s text:c="7"/>中 華 民 國 105 年 1 月 底</text:p>
          </table:table-cell>
          <table:table-cell table:number-columns-repeated="13" table:style-name="ce35"/>
          <table:table-cell table:number-columns-repeated="2" table:style-name="ce34"/>
          <table:table-cell office:value-type="string" table:style-name="ce33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53">
            <text:p>區域別</text:p>
          </table:table-cell>
          <table:table-cell office:value-type="string" table:number-columns-spanned="3" table:number-rows-spanned="1" table:style-name="ce56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54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6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11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0<text:s/><text:span text:style-name="T5">～</text:span><text:s/>12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0">
            <text:p>12<text:s/><text:span text:style-name="T5">～</text:span><text:s/>17<text:span text:style-name="T5">歲</text:span></text:p>
          </table:table-cell>
          <table:covered-table-cell table:number-columns-repeated="3"/>
          <table:table-cell office:value-type="string" table:number-columns-spanned="4" table:number-rows-spanned="1" table:style-name="ce55">
            <text:p>20<text:span text:style-name="T3">歲以上</text:span></text:p>
          </table:table-cell>
          <table:covered-table-cell table:number-columns-repeated="3"/>
          <table:table-cell office:value-type="string" table:number-columns-spanned="4" table:number-rows-spanned="1" table:style-name="ce45">
            <text:p>65<text:span text:style-name="T5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2">
            <text:p>％</text:p>
          </table:table-cell>
          <table:table-cell office:value-type="string" table:style-name="ce31">
            <text:p>計</text:p>
          </table:table-cell>
          <table:table-cell office:value-type="string" table:style-name="ce31">
            <text:p>男</text:p>
          </table:table-cell>
          <table:table-cell office:value-type="string" table:style-name="ce31">
            <text:p>女</text:p>
          </table:table-cell>
          <table:table-cell office:value-type="string" table:style-name="ce30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29">
            <text:p>總 <text:s text:c="3"/>計</text:p>
          </table:table-cell>
          <table:table-cell office:value-type="float" office:value="23496068" table:style-name="ce27">
            <text:p>23,496,068</text:p>
          </table:table-cell>
          <table:table-cell office:value-type="float" office:value="11712764" table:style-name="ce27">
            <text:p>11,712,764</text:p>
          </table:table-cell>
          <table:table-cell office:value-type="float" office:value="11783304" table:style-name="ce27">
            <text:p>11,783,304</text:p>
          </table:table-cell>
          <table:table-cell office:value-type="float" office:value="1054464" table:style-name="ce27">
            <text:p>1,054,464</text:p>
          </table:table-cell>
          <table:table-cell office:value-type="float" office:value="546266" table:style-name="ce27">
            <text:p>546,266</text:p>
          </table:table-cell>
          <table:table-cell office:value-type="float" office:value="508198" table:style-name="ce27">
            <text:p>508,198</text:p>
          </table:table-cell>
          <table:table-cell office:value-type="float" office:value="4.49" table:style-name="ce28">
            <text:p>4.49</text:p>
          </table:table-cell>
          <table:table-cell office:value-type="float" office:value="1418285" table:style-name="ce27">
            <text:p>1,418,285</text:p>
          </table:table-cell>
          <table:table-cell office:value-type="float" office:value="735729" table:style-name="ce27">
            <text:p>735,729</text:p>
          </table:table-cell>
          <table:table-cell office:value-type="float" office:value="682556" table:style-name="ce27">
            <text:p>682,556</text:p>
          </table:table-cell>
          <table:table-cell office:value-type="float" office:value="6.04" table:style-name="ce28">
            <text:p>6.04</text:p>
          </table:table-cell>
          <table:table-cell office:value-type="float" office:value="2455800" table:style-name="ce27">
            <text:p>2,455,800</text:p>
          </table:table-cell>
          <table:table-cell office:value-type="float" office:value="1278136" table:style-name="ce27">
            <text:p>1,278,136</text:p>
          </table:table-cell>
          <table:table-cell office:value-type="float" office:value="1177664" table:style-name="ce27">
            <text:p>1,177,664</text:p>
          </table:table-cell>
          <table:table-cell office:value-type="float" office:value="10.45" table:style-name="ce28">
            <text:p>10.45</text:p>
          </table:table-cell>
          <table:table-cell office:value-type="float" office:value="2681316" table:style-name="ce27">
            <text:p>2,681,316</text:p>
          </table:table-cell>
          <table:table-cell office:value-type="float" office:value="1396442" table:style-name="ce27">
            <text:p>1,396,442</text:p>
          </table:table-cell>
          <table:table-cell office:value-type="float" office:value="1284874" table:style-name="ce27">
            <text:p>1,284,874</text:p>
          </table:table-cell>
          <table:table-cell office:value-type="float" office:value="11.41" table:style-name="ce28">
            <text:p>11.41</text:p>
          </table:table-cell>
          <table:table-cell office:value-type="float" office:value="1580662" table:style-name="ce27">
            <text:p>1,580,662</text:p>
          </table:table-cell>
          <table:table-cell office:value-type="float" office:value="824883" table:style-name="ce27">
            <text:p>824,883</text:p>
          </table:table-cell>
          <table:table-cell office:value-type="float" office:value="755779" table:style-name="ce27">
            <text:p>755,779</text:p>
          </table:table-cell>
          <table:table-cell office:value-type="float" office:value="6.73" table:style-name="ce28">
            <text:p>6.73</text:p>
          </table:table-cell>
          <table:table-cell office:value-type="float" office:value="18818758" table:style-name="ce27">
            <text:p>18,818,758</text:p>
          </table:table-cell>
          <table:table-cell office:value-type="float" office:value="9276518" table:style-name="ce27">
            <text:p>9,276,518</text:p>
          </table:table-cell>
          <table:table-cell office:value-type="float" office:value="9542240" table:style-name="ce27">
            <text:p>9,542,240</text:p>
          </table:table-cell>
          <table:table-cell office:value-type="float" office:value="80.09" table:style-name="ce28">
            <text:p>80.09</text:p>
          </table:table-cell>
          <table:table-cell office:value-type="float" office:value="2955517" table:style-name="ce27">
            <text:p>2,955,517</text:p>
          </table:table-cell>
          <table:table-cell office:value-type="float" office:value="1368729" table:style-name="ce27">
            <text:p>1,368,729</text:p>
          </table:table-cell>
          <table:table-cell office:value-type="float" office:value="1586788" table:style-name="ce27">
            <text:p>1,586,788</text:p>
          </table:table-cell>
          <table:table-cell office:value-type="float" office:value="12.58" table:style-name="ce26">
            <text:p>12.58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新北市</text:p>
          </table:table-cell>
          <table:table-cell office:value-type="float" office:value="3971250" table:style-name="ce23">
            <text:p>3,971,250</text:p>
          </table:table-cell>
          <table:table-cell office:value-type="float" office:value="1951393" table:style-name="ce23">
            <text:p>1,951,393</text:p>
          </table:table-cell>
          <table:table-cell office:value-type="float" office:value="2019857" table:style-name="ce23">
            <text:p>2,019,857</text:p>
          </table:table-cell>
          <table:table-cell office:value-type="float" office:value="170962" table:style-name="ce23">
            <text:p>170,962</text:p>
          </table:table-cell>
          <table:table-cell office:value-type="float" office:value="88527" table:style-name="ce23">
            <text:p>88,527</text:p>
          </table:table-cell>
          <table:table-cell office:value-type="float" office:value="82435" table:style-name="ce23">
            <text:p>82,435</text:p>
          </table:table-cell>
          <table:table-cell office:value-type="float" office:value="4.3" table:style-name="ce24">
            <text:p>4.30</text:p>
          </table:table-cell>
          <table:table-cell office:value-type="float" office:value="230915" table:style-name="ce23">
            <text:p>230,915</text:p>
          </table:table-cell>
          <table:table-cell office:value-type="float" office:value="119805" table:style-name="ce23">
            <text:p>119,805</text:p>
          </table:table-cell>
          <table:table-cell office:value-type="float" office:value="111110" table:style-name="ce23">
            <text:p>111,110</text:p>
          </table:table-cell>
          <table:table-cell office:value-type="float" office:value="5.81" table:style-name="ce24">
            <text:p>5.81</text:p>
          </table:table-cell>
          <table:table-cell office:value-type="float" office:value="400604" table:style-name="ce23">
            <text:p>400,604</text:p>
          </table:table-cell>
          <table:table-cell office:value-type="float" office:value="208461" table:style-name="ce23">
            <text:p>208,461</text:p>
          </table:table-cell>
          <table:table-cell office:value-type="float" office:value="192143" table:style-name="ce23">
            <text:p>192,143</text:p>
          </table:table-cell>
          <table:table-cell office:value-type="float" office:value="10.09" table:style-name="ce24">
            <text:p>10.09</text:p>
          </table:table-cell>
          <table:table-cell office:value-type="float" office:value="436368" table:style-name="ce23">
            <text:p>436,368</text:p>
          </table:table-cell>
          <table:table-cell office:value-type="float" office:value="227295" table:style-name="ce23">
            <text:p>227,295</text:p>
          </table:table-cell>
          <table:table-cell office:value-type="float" office:value="209073" table:style-name="ce23">
            <text:p>209,073</text:p>
          </table:table-cell>
          <table:table-cell office:value-type="float" office:value="10.99" table:style-name="ce24">
            <text:p>10.99</text:p>
          </table:table-cell>
          <table:table-cell office:value-type="float" office:value="254473" table:style-name="ce23">
            <text:p>254,473</text:p>
          </table:table-cell>
          <table:table-cell office:value-type="float" office:value="132423" table:style-name="ce23">
            <text:p>132,423</text:p>
          </table:table-cell>
          <table:table-cell office:value-type="float" office:value="122050" table:style-name="ce23">
            <text:p>122,050</text:p>
          </table:table-cell>
          <table:table-cell office:value-type="float" office:value="6.41" table:style-name="ce24">
            <text:p>6.41</text:p>
          </table:table-cell>
          <table:table-cell office:value-type="float" office:value="3210839" table:style-name="ce23">
            <text:p>3,210,839</text:p>
          </table:table-cell>
          <table:table-cell office:value-type="float" office:value="1555754" table:style-name="ce23">
            <text:p>1,555,754</text:p>
          </table:table-cell>
          <table:table-cell office:value-type="float" office:value="1655085" table:style-name="ce23">
            <text:p>1,655,085</text:p>
          </table:table-cell>
          <table:table-cell office:value-type="float" office:value="80.849999999999994" table:style-name="ce24">
            <text:p>80.85</text:p>
          </table:table-cell>
          <table:table-cell office:value-type="float" office:value="432617" table:style-name="ce23">
            <text:p>432,617</text:p>
          </table:table-cell>
          <table:table-cell office:value-type="float" office:value="200677" table:style-name="ce23">
            <text:p>200,677</text:p>
          </table:table-cell>
          <table:table-cell office:value-type="float" office:value="231940" table:style-name="ce23">
            <text:p>231,940</text:p>
          </table:table-cell>
          <table:table-cell office:value-type="float" office:value="10.89" table:style-name="ce22">
            <text:p>10.89</text:p>
          </table:table-cell>
          <table:table-cell table:number-columns-repeated="16352"/>
        </table:table-row>
        <table:table-row table:style-name="ro6">
          <table:table-cell office:value-type="string" table:style-name="ce25">
            <text:p>臺北市</text:p>
          </table:table-cell>
          <table:table-cell office:value-type="float" office:value="2704974" table:style-name="ce23">
            <text:p>2,704,974</text:p>
          </table:table-cell>
          <table:table-cell office:value-type="float" office:value="1295411" table:style-name="ce23">
            <text:p>1,295,411</text:p>
          </table:table-cell>
          <table:table-cell office:value-type="float" office:value="1409563" table:style-name="ce23">
            <text:p>1,409,563</text:p>
          </table:table-cell>
          <table:table-cell office:value-type="float" office:value="149936" table:style-name="ce23">
            <text:p>149,936</text:p>
          </table:table-cell>
          <table:table-cell office:value-type="float" office:value="77177" table:style-name="ce23">
            <text:p>77,177</text:p>
          </table:table-cell>
          <table:table-cell office:value-type="float" office:value="72759" table:style-name="ce23">
            <text:p>72,759</text:p>
          </table:table-cell>
          <table:table-cell office:value-type="float" office:value="5.54" table:style-name="ce24">
            <text:p>5.54</text:p>
          </table:table-cell>
          <table:table-cell office:value-type="float" office:value="193720" table:style-name="ce23">
            <text:p>193,720</text:p>
          </table:table-cell>
          <table:table-cell office:value-type="float" office:value="99869" table:style-name="ce23">
            <text:p>99,869</text:p>
          </table:table-cell>
          <table:table-cell office:value-type="float" office:value="93851" table:style-name="ce23">
            <text:p>93,851</text:p>
          </table:table-cell>
          <table:table-cell office:value-type="float" office:value="7.16" table:style-name="ce24">
            <text:p>7.16</text:p>
          </table:table-cell>
          <table:table-cell office:value-type="float" office:value="303247" table:style-name="ce23">
            <text:p>303,247</text:p>
          </table:table-cell>
          <table:table-cell office:value-type="float" office:value="157259" table:style-name="ce23">
            <text:p>157,259</text:p>
          </table:table-cell>
          <table:table-cell office:value-type="float" office:value="145988" table:style-name="ce23">
            <text:p>145,988</text:p>
          </table:table-cell>
          <table:table-cell office:value-type="float" office:value="11.21" table:style-name="ce24">
            <text:p>11.21</text:p>
          </table:table-cell>
          <table:table-cell office:value-type="float" office:value="326451" table:style-name="ce23">
            <text:p>326,451</text:p>
          </table:table-cell>
          <table:table-cell office:value-type="float" office:value="169343" table:style-name="ce23">
            <text:p>169,343</text:p>
          </table:table-cell>
          <table:table-cell office:value-type="float" office:value="157108" table:style-name="ce23">
            <text:p>157,108</text:p>
          </table:table-cell>
          <table:table-cell office:value-type="float" office:value="12.07" table:style-name="ce24">
            <text:p>12.07</text:p>
          </table:table-cell>
          <table:table-cell office:value-type="float" office:value="159166" table:style-name="ce23">
            <text:p>159,166</text:p>
          </table:table-cell>
          <table:table-cell office:value-type="float" office:value="82972" table:style-name="ce23">
            <text:p>82,972</text:p>
          </table:table-cell>
          <table:table-cell office:value-type="float" office:value="76194" table:style-name="ce23">
            <text:p>76,194</text:p>
          </table:table-cell>
          <table:table-cell office:value-type="float" office:value="5.88" table:style-name="ce24">
            <text:p>5.88</text:p>
          </table:table-cell>
          <table:table-cell office:value-type="float" office:value="2181546" table:style-name="ce23">
            <text:p>2,181,546</text:p>
          </table:table-cell>
          <table:table-cell office:value-type="float" office:value="1023706" table:style-name="ce23">
            <text:p>1,023,706</text:p>
          </table:table-cell>
          <table:table-cell office:value-type="float" office:value="1157840" table:style-name="ce23">
            <text:p>1,157,840</text:p>
          </table:table-cell>
          <table:table-cell office:value-type="float" office:value="80.650000000000006" table:style-name="ce24">
            <text:p>80.65</text:p>
          </table:table-cell>
          <table:table-cell office:value-type="float" office:value="401357" table:style-name="ce23">
            <text:p>401,357</text:p>
          </table:table-cell>
          <table:table-cell office:value-type="float" office:value="181872" table:style-name="ce23">
            <text:p>181,872</text:p>
          </table:table-cell>
          <table:table-cell office:value-type="float" office:value="219485" table:style-name="ce23">
            <text:p>219,485</text:p>
          </table:table-cell>
          <table:table-cell office:value-type="float" office:value="14.84" table:style-name="ce22">
            <text:p>14.84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桃園市</text:p>
          </table:table-cell>
          <table:table-cell office:value-type="float" office:value="2108786" table:style-name="ce23">
            <text:p>2,108,786</text:p>
          </table:table-cell>
          <table:table-cell office:value-type="float" office:value="1054308" table:style-name="ce23">
            <text:p>1,054,308</text:p>
          </table:table-cell>
          <table:table-cell office:value-type="float" office:value="1054478" table:style-name="ce23">
            <text:p>1,054,478</text:p>
          </table:table-cell>
          <table:table-cell office:value-type="float" office:value="104973" table:style-name="ce23">
            <text:p>104,973</text:p>
          </table:table-cell>
          <table:table-cell office:value-type="float" office:value="54408" table:style-name="ce23">
            <text:p>54,408</text:p>
          </table:table-cell>
          <table:table-cell office:value-type="float" office:value="50565" table:style-name="ce23">
            <text:p>50,565</text:p>
          </table:table-cell>
          <table:table-cell office:value-type="float" office:value="4.9800000000000004" table:style-name="ce24">
            <text:p>4.98</text:p>
          </table:table-cell>
          <table:table-cell office:value-type="float" office:value="142397" table:style-name="ce23">
            <text:p>142,397</text:p>
          </table:table-cell>
          <table:table-cell office:value-type="float" office:value="73884" table:style-name="ce23">
            <text:p>73,884</text:p>
          </table:table-cell>
          <table:table-cell office:value-type="float" office:value="68513" table:style-name="ce23">
            <text:p>68,513</text:p>
          </table:table-cell>
          <table:table-cell office:value-type="float" office:value="6.75" table:style-name="ce24">
            <text:p>6.75</text:p>
          </table:table-cell>
          <table:table-cell office:value-type="float" office:value="251568" table:style-name="ce23">
            <text:p>251,568</text:p>
          </table:table-cell>
          <table:table-cell office:value-type="float" office:value="131135" table:style-name="ce23">
            <text:p>131,135</text:p>
          </table:table-cell>
          <table:table-cell office:value-type="float" office:value="120433" table:style-name="ce23">
            <text:p>120,433</text:p>
          </table:table-cell>
          <table:table-cell office:value-type="float" office:value="11.93" table:style-name="ce24">
            <text:p>11.93</text:p>
          </table:table-cell>
          <table:table-cell office:value-type="float" office:value="275161" table:style-name="ce23">
            <text:p>275,161</text:p>
          </table:table-cell>
          <table:table-cell office:value-type="float" office:value="143527" table:style-name="ce23">
            <text:p>143,527</text:p>
          </table:table-cell>
          <table:table-cell office:value-type="float" office:value="131634" table:style-name="ce23">
            <text:p>131,634</text:p>
          </table:table-cell>
          <table:table-cell office:value-type="float" office:value="13.05" table:style-name="ce24">
            <text:p>13.05</text:p>
          </table:table-cell>
          <table:table-cell office:value-type="float" office:value="161606" table:style-name="ce23">
            <text:p>161,606</text:p>
          </table:table-cell>
          <table:table-cell office:value-type="float" office:value="84512" table:style-name="ce23">
            <text:p>84,512</text:p>
          </table:table-cell>
          <table:table-cell office:value-type="float" office:value="77094" table:style-name="ce23">
            <text:p>77,094</text:p>
          </table:table-cell>
          <table:table-cell office:value-type="float" office:value="7.66" table:style-name="ce24">
            <text:p>7.66</text:p>
          </table:table-cell>
          <table:table-cell office:value-type="float" office:value="1632946" table:style-name="ce23">
            <text:p>1,632,946</text:p>
          </table:table-cell>
          <table:table-cell office:value-type="float" office:value="806083" table:style-name="ce23">
            <text:p>806,083</text:p>
          </table:table-cell>
          <table:table-cell office:value-type="float" office:value="826863" table:style-name="ce23">
            <text:p>826,863</text:p>
          </table:table-cell>
          <table:table-cell office:value-type="float" office:value="77.44" table:style-name="ce24">
            <text:p>77.44</text:p>
          </table:table-cell>
          <table:table-cell office:value-type="float" office:value="205089" table:style-name="ce23">
            <text:p>205,089</text:p>
          </table:table-cell>
          <table:table-cell office:value-type="float" office:value="97621" table:style-name="ce23">
            <text:p>97,621</text:p>
          </table:table-cell>
          <table:table-cell office:value-type="float" office:value="107468" table:style-name="ce23">
            <text:p>107,468</text:p>
          </table:table-cell>
          <table:table-cell office:value-type="float" office:value="9.73" table:style-name="ce22">
            <text:p>9.73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中市</text:p>
          </table:table-cell>
          <table:table-cell office:value-type="float" office:value="2746112" table:style-name="ce23">
            <text:p>2,746,112</text:p>
          </table:table-cell>
          <table:table-cell office:value-type="float" office:value="1357629" table:style-name="ce23">
            <text:p>1,357,629</text:p>
          </table:table-cell>
          <table:table-cell office:value-type="float" office:value="1388483" table:style-name="ce23">
            <text:p>1,388,483</text:p>
          </table:table-cell>
          <table:table-cell office:value-type="float" office:value="136799" table:style-name="ce23">
            <text:p>136,799</text:p>
          </table:table-cell>
          <table:table-cell office:value-type="float" office:value="70880" table:style-name="ce23">
            <text:p>70,880</text:p>
          </table:table-cell>
          <table:table-cell office:value-type="float" office:value="65919" table:style-name="ce23">
            <text:p>65,919</text:p>
          </table:table-cell>
          <table:table-cell office:value-type="float" office:value="4.9800000000000004" table:style-name="ce24">
            <text:p>4.98</text:p>
          </table:table-cell>
          <table:table-cell office:value-type="float" office:value="184317" table:style-name="ce23">
            <text:p>184,317</text:p>
          </table:table-cell>
          <table:table-cell office:value-type="float" office:value="95722" table:style-name="ce23">
            <text:p>95,722</text:p>
          </table:table-cell>
          <table:table-cell office:value-type="float" office:value="88595" table:style-name="ce23">
            <text:p>88,595</text:p>
          </table:table-cell>
          <table:table-cell office:value-type="float" office:value="6.71" table:style-name="ce24">
            <text:p>6.71</text:p>
          </table:table-cell>
          <table:table-cell office:value-type="float" office:value="317861" table:style-name="ce23">
            <text:p>317,861</text:p>
          </table:table-cell>
          <table:table-cell office:value-type="float" office:value="165116" table:style-name="ce23">
            <text:p>165,116</text:p>
          </table:table-cell>
          <table:table-cell office:value-type="float" office:value="152745" table:style-name="ce23">
            <text:p>152,745</text:p>
          </table:table-cell>
          <table:table-cell office:value-type="float" office:value="11.57" table:style-name="ce24">
            <text:p>11.57</text:p>
          </table:table-cell>
          <table:table-cell office:value-type="float" office:value="346428" table:style-name="ce23">
            <text:p>346,428</text:p>
          </table:table-cell>
          <table:table-cell office:value-type="float" office:value="180083" table:style-name="ce23">
            <text:p>180,083</text:p>
          </table:table-cell>
          <table:table-cell office:value-type="float" office:value="166345" table:style-name="ce23">
            <text:p>166,345</text:p>
          </table:table-cell>
          <table:table-cell office:value-type="float" office:value="12.62" table:style-name="ce24">
            <text:p>12.62</text:p>
          </table:table-cell>
          <table:table-cell office:value-type="float" office:value="202592" table:style-name="ce23">
            <text:p>202,592</text:p>
          </table:table-cell>
          <table:table-cell office:value-type="float" office:value="105292" table:style-name="ce23">
            <text:p>105,292</text:p>
          </table:table-cell>
          <table:table-cell office:value-type="float" office:value="97300" table:style-name="ce23">
            <text:p>97,300</text:p>
          </table:table-cell>
          <table:table-cell office:value-type="float" office:value="7.38" table:style-name="ce24">
            <text:p>7.38</text:p>
          </table:table-cell>
          <table:table-cell office:value-type="float" office:value="2143501" table:style-name="ce23">
            <text:p>2,143,501</text:p>
          </table:table-cell>
          <table:table-cell office:value-type="float" office:value="1044480" table:style-name="ce23">
            <text:p>1,044,480</text:p>
          </table:table-cell>
          <table:table-cell office:value-type="float" office:value="1099021" table:style-name="ce23">
            <text:p>1,099,021</text:p>
          </table:table-cell>
          <table:table-cell office:value-type="float" office:value="78.06" table:style-name="ce24">
            <text:p>78.06</text:p>
          </table:table-cell>
          <table:table-cell office:value-type="float" office:value="284228" table:style-name="ce23">
            <text:p>284,228</text:p>
          </table:table-cell>
          <table:table-cell office:value-type="float" office:value="132243" table:style-name="ce23">
            <text:p>132,243</text:p>
          </table:table-cell>
          <table:table-cell office:value-type="float" office:value="151985" table:style-name="ce23">
            <text:p>151,985</text:p>
          </table:table-cell>
          <table:table-cell office:value-type="float" office:value="10.35" table:style-name="ce22">
            <text:p>10.35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臺南市</text:p>
          </table:table-cell>
          <table:table-cell office:value-type="float" office:value="1885550" table:style-name="ce23">
            <text:p>1,885,550</text:p>
          </table:table-cell>
          <table:table-cell office:value-type="float" office:value="943812" table:style-name="ce23">
            <text:p>943,812</text:p>
          </table:table-cell>
          <table:table-cell office:value-type="float" office:value="941738" table:style-name="ce23">
            <text:p>941,738</text:p>
          </table:table-cell>
          <table:table-cell office:value-type="float" office:value="79349" table:style-name="ce23">
            <text:p>79,349</text:p>
          </table:table-cell>
          <table:table-cell office:value-type="float" office:value="41145" table:style-name="ce23">
            <text:p>41,145</text:p>
          </table:table-cell>
          <table:table-cell office:value-type="float" office:value="38204" table:style-name="ce23">
            <text:p>38,204</text:p>
          </table:table-cell>
          <table:table-cell office:value-type="float" office:value="4.21" table:style-name="ce24">
            <text:p>4.21</text:p>
          </table:table-cell>
          <table:table-cell office:value-type="float" office:value="106815" table:style-name="ce23">
            <text:p>106,815</text:p>
          </table:table-cell>
          <table:table-cell office:value-type="float" office:value="55433" table:style-name="ce23">
            <text:p>55,433</text:p>
          </table:table-cell>
          <table:table-cell office:value-type="float" office:value="51382" table:style-name="ce23">
            <text:p>51,382</text:p>
          </table:table-cell>
          <table:table-cell office:value-type="float" office:value="5.66" table:style-name="ce24">
            <text:p>5.66</text:p>
          </table:table-cell>
          <table:table-cell office:value-type="float" office:value="185271" table:style-name="ce23">
            <text:p>185,271</text:p>
          </table:table-cell>
          <table:table-cell office:value-type="float" office:value="96262" table:style-name="ce23">
            <text:p>96,262</text:p>
          </table:table-cell>
          <table:table-cell office:value-type="float" office:value="89009" table:style-name="ce23">
            <text:p>89,009</text:p>
          </table:table-cell>
          <table:table-cell office:value-type="float" office:value="9.83" table:style-name="ce24">
            <text:p>9.83</text:p>
          </table:table-cell>
          <table:table-cell office:value-type="float" office:value="202327" table:style-name="ce23">
            <text:p>202,327</text:p>
          </table:table-cell>
          <table:table-cell office:value-type="float" office:value="105254" table:style-name="ce23">
            <text:p>105,254</text:p>
          </table:table-cell>
          <table:table-cell office:value-type="float" office:value="97073" table:style-name="ce23">
            <text:p>97,073</text:p>
          </table:table-cell>
          <table:table-cell office:value-type="float" office:value="10.73" table:style-name="ce24">
            <text:p>10.73</text:p>
          </table:table-cell>
          <table:table-cell office:value-type="float" office:value="120292" table:style-name="ce23">
            <text:p>120,292</text:p>
          </table:table-cell>
          <table:table-cell office:value-type="float" office:value="62880" table:style-name="ce23">
            <text:p>62,880</text:p>
          </table:table-cell>
          <table:table-cell office:value-type="float" office:value="57412" table:style-name="ce23">
            <text:p>57,412</text:p>
          </table:table-cell>
          <table:table-cell office:value-type="float" office:value="6.38" table:style-name="ce24">
            <text:p>6.38</text:p>
          </table:table-cell>
          <table:table-cell office:value-type="float" office:value="1530506" table:style-name="ce23">
            <text:p>1,530,506</text:p>
          </table:table-cell>
          <table:table-cell office:value-type="float" office:value="758822" table:style-name="ce23">
            <text:p>758,822</text:p>
          </table:table-cell>
          <table:table-cell office:value-type="float" office:value="771684" table:style-name="ce23">
            <text:p>771,684</text:p>
          </table:table-cell>
          <table:table-cell office:value-type="float" office:value="81.17" table:style-name="ce24">
            <text:p>81.17</text:p>
          </table:table-cell>
          <table:table-cell office:value-type="float" office:value="248120" table:style-name="ce23">
            <text:p>248,120</text:p>
          </table:table-cell>
          <table:table-cell office:value-type="float" office:value="113709" table:style-name="ce23">
            <text:p>113,709</text:p>
          </table:table-cell>
          <table:table-cell office:value-type="float" office:value="134411" table:style-name="ce23">
            <text:p>134,411</text:p>
          </table:table-cell>
          <table:table-cell office:value-type="float" office:value="13.16" table:style-name="ce22">
            <text:p>13.16</text:p>
          </table:table-cell>
          <table:table-cell table:number-columns-repeated="16352"/>
        </table:table-row>
        <table:table-row table:style-name="ro6">
          <table:table-cell office:value-type="string" table:style-name="ce21">
            <text:p>高雄市</text:p>
          </table:table-cell>
          <table:table-cell office:value-type="float" office:value="2778729" table:style-name="ce23">
            <text:p>2,778,729</text:p>
          </table:table-cell>
          <table:table-cell office:value-type="float" office:value="1380719" table:style-name="ce23">
            <text:p>1,380,719</text:p>
          </table:table-cell>
          <table:table-cell office:value-type="float" office:value="1398010" table:style-name="ce23">
            <text:p>1,398,010</text:p>
          </table:table-cell>
          <table:table-cell office:value-type="float" office:value="112638" table:style-name="ce23">
            <text:p>112,638</text:p>
          </table:table-cell>
          <table:table-cell office:value-type="float" office:value="58356" table:style-name="ce23">
            <text:p>58,356</text:p>
          </table:table-cell>
          <table:table-cell office:value-type="float" office:value="54282" table:style-name="ce23">
            <text:p>54,282</text:p>
          </table:table-cell>
          <table:table-cell office:value-type="float" office:value="4.05" table:style-name="ce24">
            <text:p>4.05</text:p>
          </table:table-cell>
          <table:table-cell office:value-type="float" office:value="152084" table:style-name="ce23">
            <text:p>152,084</text:p>
          </table:table-cell>
          <table:table-cell office:value-type="float" office:value="78704" table:style-name="ce23">
            <text:p>78,704</text:p>
          </table:table-cell>
          <table:table-cell office:value-type="float" office:value="73380" table:style-name="ce23">
            <text:p>73,380</text:p>
          </table:table-cell>
          <table:table-cell office:value-type="float" office:value="5.47" table:style-name="ce24">
            <text:p>5.47</text:p>
          </table:table-cell>
          <table:table-cell office:value-type="float" office:value="267216" table:style-name="ce23">
            <text:p>267,216</text:p>
          </table:table-cell>
          <table:table-cell office:value-type="float" office:value="138676" table:style-name="ce23">
            <text:p>138,676</text:p>
          </table:table-cell>
          <table:table-cell office:value-type="float" office:value="128540" table:style-name="ce23">
            <text:p>128,540</text:p>
          </table:table-cell>
          <table:table-cell office:value-type="float" office:value="9.6199999999999992" table:style-name="ce24">
            <text:p>9.62</text:p>
          </table:table-cell>
          <table:table-cell office:value-type="float" office:value="292550" table:style-name="ce23">
            <text:p>292,550</text:p>
          </table:table-cell>
          <table:table-cell office:value-type="float" office:value="151793" table:style-name="ce23">
            <text:p>151,793</text:p>
          </table:table-cell>
          <table:table-cell office:value-type="float" office:value="140757" table:style-name="ce23">
            <text:p>140,757</text:p>
          </table:table-cell>
          <table:table-cell office:value-type="float" office:value="10.53" table:style-name="ce24">
            <text:p>10.53</text:p>
          </table:table-cell>
          <table:table-cell office:value-type="float" office:value="180280" table:style-name="ce23">
            <text:p>180,280</text:p>
          </table:table-cell>
          <table:table-cell office:value-type="float" office:value="93527" table:style-name="ce23">
            <text:p>93,527</text:p>
          </table:table-cell>
          <table:table-cell office:value-type="float" office:value="86753" table:style-name="ce23">
            <text:p>86,753</text:p>
          </table:table-cell>
          <table:table-cell office:value-type="float" office:value="6.49" table:style-name="ce24">
            <text:p>6.49</text:p>
          </table:table-cell>
          <table:table-cell office:value-type="float" office:value="2257599" table:style-name="ce23">
            <text:p>2,257,599</text:p>
          </table:table-cell>
          <table:table-cell office:value-type="float" office:value="1110411" table:style-name="ce23">
            <text:p>1,110,411</text:p>
          </table:table-cell>
          <table:table-cell office:value-type="float" office:value="1147188" table:style-name="ce23">
            <text:p>1,147,188</text:p>
          </table:table-cell>
          <table:table-cell office:value-type="float" office:value="81.25" table:style-name="ce24">
            <text:p>81.25</text:p>
          </table:table-cell>
          <table:table-cell office:value-type="float" office:value="352878" table:style-name="ce23">
            <text:p>352,878</text:p>
          </table:table-cell>
          <table:table-cell office:value-type="float" office:value="164507" table:style-name="ce23">
            <text:p>164,507</text:p>
          </table:table-cell>
          <table:table-cell office:value-type="float" office:value="188371" table:style-name="ce23">
            <text:p>188,371</text:p>
          </table:table-cell>
          <table:table-cell office:value-type="float" office:value="12.7" table:style-name="ce22">
            <text:p>12.70</text:p>
          </table:table-cell>
          <table:table-cell table:number-columns-repeated="16352"/>
        </table:table-row>
        <table:table-row table:style-name="ro7">
          <table:table-cell office:value-type="string" table:style-name="ce21">
            <text:p>臺灣省</text:p>
          </table:table-cell>
          <table:table-cell office:value-type="float" office:value="7155139" table:style-name="ce23">
            <text:p>7,155,139</text:p>
          </table:table-cell>
          <table:table-cell office:value-type="float" office:value="3655634" table:style-name="ce23">
            <text:p>3,655,634</text:p>
          </table:table-cell>
          <table:table-cell office:value-type="float" office:value="3499505" table:style-name="ce23">
            <text:p>3,499,505</text:p>
          </table:table-cell>
          <table:table-cell office:value-type="float" office:value="292938" table:style-name="ce23">
            <text:p>292,938</text:p>
          </table:table-cell>
          <table:table-cell office:value-type="float" office:value="152183" table:style-name="ce23">
            <text:p>152,183</text:p>
          </table:table-cell>
          <table:table-cell office:value-type="float" office:value="140755" table:style-name="ce23">
            <text:p>140,755</text:p>
          </table:table-cell>
          <table:table-cell office:value-type="float" office:value="4.09" table:style-name="ce24">
            <text:p>4.09</text:p>
          </table:table-cell>
          <table:table-cell office:value-type="float" office:value="399437" table:style-name="ce23">
            <text:p>399,437</text:p>
          </table:table-cell>
          <table:table-cell office:value-type="float" office:value="207834" table:style-name="ce23">
            <text:p>207,834</text:p>
          </table:table-cell>
          <table:table-cell office:value-type="float" office:value="191603" table:style-name="ce23">
            <text:p>191,603</text:p>
          </table:table-cell>
          <table:table-cell office:value-type="float" office:value="5.58" table:style-name="ce24">
            <text:p>5.58</text:p>
          </table:table-cell>
          <table:table-cell office:value-type="float" office:value="717337" table:style-name="ce23">
            <text:p>717,337</text:p>
          </table:table-cell>
          <table:table-cell office:value-type="float" office:value="374608" table:style-name="ce23">
            <text:p>374,608</text:p>
          </table:table-cell>
          <table:table-cell office:value-type="float" office:value="342729" table:style-name="ce23">
            <text:p>342,729</text:p>
          </table:table-cell>
          <table:table-cell office:value-type="float" office:value="10.029999999999999" table:style-name="ce24">
            <text:p>10.03</text:p>
          </table:table-cell>
          <table:table-cell office:value-type="float" office:value="788487" table:style-name="ce23">
            <text:p>788,487</text:p>
          </table:table-cell>
          <table:table-cell office:value-type="float" office:value="412072" table:style-name="ce23">
            <text:p>412,072</text:p>
          </table:table-cell>
          <table:table-cell office:value-type="float" office:value="376415" table:style-name="ce23">
            <text:p>376,415</text:p>
          </table:table-cell>
          <table:table-cell office:value-type="float" office:value="11.02" table:style-name="ce24">
            <text:p>11.02</text:p>
          </table:table-cell>
          <table:table-cell office:value-type="float" office:value="495809" table:style-name="ce23">
            <text:p>495,809</text:p>
          </table:table-cell>
          <table:table-cell office:value-type="float" office:value="259910" table:style-name="ce23">
            <text:p>259,910</text:p>
          </table:table-cell>
          <table:table-cell office:value-type="float" office:value="235899" table:style-name="ce23">
            <text:p>235,899</text:p>
          </table:table-cell>
          <table:table-cell office:value-type="float" office:value="6.93" table:style-name="ce24">
            <text:p>6.93</text:p>
          </table:table-cell>
          <table:table-cell office:value-type="float" office:value="5739919" table:style-name="ce23">
            <text:p>5,739,919</text:p>
          </table:table-cell>
          <table:table-cell office:value-type="float" office:value="2915630" table:style-name="ce23">
            <text:p>2,915,630</text:p>
          </table:table-cell>
          <table:table-cell office:value-type="float" office:value="2824289" table:style-name="ce23">
            <text:p>2,824,289</text:p>
          </table:table-cell>
          <table:table-cell office:value-type="float" office:value="80.22" table:style-name="ce24">
            <text:p>80.22</text:p>
          </table:table-cell>
          <table:table-cell office:value-type="float" office:value="1014995" table:style-name="ce23">
            <text:p>1,014,995</text:p>
          </table:table-cell>
          <table:table-cell office:value-type="float" office:value="470273" table:style-name="ce23">
            <text:p>470,273</text:p>
          </table:table-cell>
          <table:table-cell office:value-type="float" office:value="544722" table:style-name="ce23">
            <text:p>544,722</text:p>
          </table:table-cell>
          <table:table-cell office:value-type="float" office:value="14.19" table:style-name="ce22">
            <text:p>14.19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宜蘭縣</text:p>
          </table:table-cell>
          <table:table-cell office:value-type="float" office:value="458037" table:style-name="ce18">
            <text:p>458,037</text:p>
          </table:table-cell>
          <table:table-cell office:value-type="float" office:value="232193" table:style-name="ce18">
            <text:p>232,193</text:p>
          </table:table-cell>
          <table:table-cell office:value-type="float" office:value="225844" table:style-name="ce18">
            <text:p>225,844</text:p>
          </table:table-cell>
          <table:table-cell office:value-type="float" office:value="17561" table:style-name="ce18">
            <text:p>17,561</text:p>
          </table:table-cell>
          <table:table-cell office:value-type="float" office:value="9219" table:style-name="ce18">
            <text:p>9,219</text:p>
          </table:table-cell>
          <table:table-cell office:value-type="float" office:value="8342" table:style-name="ce18">
            <text:p>8,342</text:p>
          </table:table-cell>
          <table:table-cell office:value-type="float" office:value="3.83" table:style-name="ce19">
            <text:p>3.83</text:p>
          </table:table-cell>
          <table:table-cell office:value-type="float" office:value="24341" table:style-name="ce18">
            <text:p>24,341</text:p>
          </table:table-cell>
          <table:table-cell office:value-type="float" office:value="12702" table:style-name="ce18">
            <text:p>12,702</text:p>
          </table:table-cell>
          <table:table-cell office:value-type="float" office:value="11639" table:style-name="ce18">
            <text:p>11,639</text:p>
          </table:table-cell>
          <table:table-cell office:value-type="float" office:value="5.31" table:style-name="ce19">
            <text:p>5.31</text:p>
          </table:table-cell>
          <table:table-cell office:value-type="float" office:value="43825" table:style-name="ce18">
            <text:p>43,825</text:p>
          </table:table-cell>
          <table:table-cell office:value-type="float" office:value="22788" table:style-name="ce18">
            <text:p>22,788</text:p>
          </table:table-cell>
          <table:table-cell office:value-type="float" office:value="21037" table:style-name="ce18">
            <text:p>21,037</text:p>
          </table:table-cell>
          <table:table-cell office:value-type="float" office:value="9.57" table:style-name="ce19">
            <text:p>9.57</text:p>
          </table:table-cell>
          <table:table-cell office:value-type="float" office:value="48214" table:style-name="ce18">
            <text:p>48,214</text:p>
          </table:table-cell>
          <table:table-cell office:value-type="float" office:value="25077" table:style-name="ce18">
            <text:p>25,077</text:p>
          </table:table-cell>
          <table:table-cell office:value-type="float" office:value="23137" table:style-name="ce18">
            <text:p>23,137</text:p>
          </table:table-cell>
          <table:table-cell office:value-type="float" office:value="10.53" table:style-name="ce19">
            <text:p>10.53</text:p>
          </table:table-cell>
          <table:table-cell office:value-type="float" office:value="31038" table:style-name="ce18">
            <text:p>31,038</text:p>
          </table:table-cell>
          <table:table-cell office:value-type="float" office:value="16197" table:style-name="ce18">
            <text:p>16,197</text:p>
          </table:table-cell>
          <table:table-cell office:value-type="float" office:value="14841" table:style-name="ce18">
            <text:p>14,841</text:p>
          </table:table-cell>
          <table:table-cell office:value-type="float" office:value="6.78" table:style-name="ce19">
            <text:p>6.78</text:p>
          </table:table-cell>
          <table:table-cell office:value-type="float" office:value="369769" table:style-name="ce18">
            <text:p>369,769</text:p>
          </table:table-cell>
          <table:table-cell office:value-type="float" office:value="186120" table:style-name="ce18">
            <text:p>186,120</text:p>
          </table:table-cell>
          <table:table-cell office:value-type="float" office:value="183649" table:style-name="ce18">
            <text:p>183,649</text:p>
          </table:table-cell>
          <table:table-cell office:value-type="float" office:value="80.73" table:style-name="ce19">
            <text:p>80.73</text:p>
          </table:table-cell>
          <table:table-cell office:value-type="float" office:value="65469" table:style-name="ce18">
            <text:p>65,469</text:p>
          </table:table-cell>
          <table:table-cell office:value-type="float" office:value="30593" table:style-name="ce18">
            <text:p>30,593</text:p>
          </table:table-cell>
          <table:table-cell office:value-type="float" office:value="34876" table:style-name="ce18">
            <text:p>34,876</text:p>
          </table:table-cell>
          <table:table-cell office:value-type="float" office:value="14.29" table:style-name="ce17">
            <text:p>14.29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縣</text:p>
          </table:table-cell>
          <table:table-cell office:value-type="float" office:value="542513" table:style-name="ce18">
            <text:p>542,513</text:p>
          </table:table-cell>
          <table:table-cell office:value-type="float" office:value="277668" table:style-name="ce18">
            <text:p>277,668</text:p>
          </table:table-cell>
          <table:table-cell office:value-type="float" office:value="264845" table:style-name="ce18">
            <text:p>264,845</text:p>
          </table:table-cell>
          <table:table-cell office:value-type="float" office:value="30265" table:style-name="ce18">
            <text:p>30,265</text:p>
          </table:table-cell>
          <table:table-cell office:value-type="float" office:value="15583" table:style-name="ce18">
            <text:p>15,583</text:p>
          </table:table-cell>
          <table:table-cell office:value-type="float" office:value="14682" table:style-name="ce18">
            <text:p>14,682</text:p>
          </table:table-cell>
          <table:table-cell office:value-type="float" office:value="5.58" table:style-name="ce19">
            <text:p>5.58</text:p>
          </table:table-cell>
          <table:table-cell office:value-type="float" office:value="41704" table:style-name="ce18">
            <text:p>41,704</text:p>
          </table:table-cell>
          <table:table-cell office:value-type="float" office:value="21585" table:style-name="ce18">
            <text:p>21,585</text:p>
          </table:table-cell>
          <table:table-cell office:value-type="float" office:value="20119" table:style-name="ce18">
            <text:p>20,119</text:p>
          </table:table-cell>
          <table:table-cell office:value-type="float" office:value="7.69" table:style-name="ce19">
            <text:p>7.69</text:p>
          </table:table-cell>
          <table:table-cell office:value-type="float" office:value="72302" table:style-name="ce18">
            <text:p>72,302</text:p>
          </table:table-cell>
          <table:table-cell office:value-type="float" office:value="37680" table:style-name="ce18">
            <text:p>37,680</text:p>
          </table:table-cell>
          <table:table-cell office:value-type="float" office:value="34622" table:style-name="ce18">
            <text:p>34,622</text:p>
          </table:table-cell>
          <table:table-cell office:value-type="float" office:value="13.33" table:style-name="ce19">
            <text:p>13.33</text:p>
          </table:table-cell>
          <table:table-cell office:value-type="float" office:value="78438" table:style-name="ce18">
            <text:p>78,438</text:p>
          </table:table-cell>
          <table:table-cell office:value-type="float" office:value="40845" table:style-name="ce18">
            <text:p>40,845</text:p>
          </table:table-cell>
          <table:table-cell office:value-type="float" office:value="37593" table:style-name="ce18">
            <text:p>37,593</text:p>
          </table:table-cell>
          <table:table-cell office:value-type="float" office:value="14.46" table:style-name="ce19">
            <text:p>14.46</text:p>
          </table:table-cell>
          <table:table-cell office:value-type="float" office:value="40707" table:style-name="ce18">
            <text:p>40,707</text:p>
          </table:table-cell>
          <table:table-cell office:value-type="float" office:value="21391" table:style-name="ce18">
            <text:p>21,391</text:p>
          </table:table-cell>
          <table:table-cell office:value-type="float" office:value="19316" table:style-name="ce18">
            <text:p>19,316</text:p>
          </table:table-cell>
          <table:table-cell office:value-type="float" office:value="7.5" table:style-name="ce19">
            <text:p>7.50</text:p>
          </table:table-cell>
          <table:table-cell office:value-type="float" office:value="413856" table:style-name="ce18">
            <text:p>413,856</text:p>
          </table:table-cell>
          <table:table-cell office:value-type="float" office:value="210378" table:style-name="ce18">
            <text:p>210,378</text:p>
          </table:table-cell>
          <table:table-cell office:value-type="float" office:value="203478" table:style-name="ce18">
            <text:p>203,478</text:p>
          </table:table-cell>
          <table:table-cell office:value-type="float" office:value="76.28" table:style-name="ce19">
            <text:p>76.28</text:p>
          </table:table-cell>
          <table:table-cell office:value-type="float" office:value="62186" table:style-name="ce18">
            <text:p>62,186</text:p>
          </table:table-cell>
          <table:table-cell office:value-type="float" office:value="30001" table:style-name="ce18">
            <text:p>30,001</text:p>
          </table:table-cell>
          <table:table-cell office:value-type="float" office:value="32185" table:style-name="ce18">
            <text:p>32,185</text:p>
          </table:table-cell>
          <table:table-cell office:value-type="float" office:value="11.46" table:style-name="ce17">
            <text:p>11.46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苗栗縣</text:p>
          </table:table-cell>
          <table:table-cell office:value-type="float" office:value="563489" table:style-name="ce18">
            <text:p>563,489</text:p>
          </table:table-cell>
          <table:table-cell office:value-type="float" office:value="290511" table:style-name="ce18">
            <text:p>290,511</text:p>
          </table:table-cell>
          <table:table-cell office:value-type="float" office:value="272978" table:style-name="ce18">
            <text:p>272,978</text:p>
          </table:table-cell>
          <table:table-cell office:value-type="float" office:value="27124" table:style-name="ce18">
            <text:p>27,124</text:p>
          </table:table-cell>
          <table:table-cell office:value-type="float" office:value="13997" table:style-name="ce18">
            <text:p>13,997</text:p>
          </table:table-cell>
          <table:table-cell office:value-type="float" office:value="13127" table:style-name="ce18">
            <text:p>13,127</text:p>
          </table:table-cell>
          <table:table-cell office:value-type="float" office:value="4.8099999999999996" table:style-name="ce19">
            <text:p>4.81</text:p>
          </table:table-cell>
          <table:table-cell office:value-type="float" office:value="35663" table:style-name="ce18">
            <text:p>35,663</text:p>
          </table:table-cell>
          <table:table-cell office:value-type="float" office:value="18485" table:style-name="ce18">
            <text:p>18,485</text:p>
          </table:table-cell>
          <table:table-cell office:value-type="float" office:value="17178" table:style-name="ce18">
            <text:p>17,178</text:p>
          </table:table-cell>
          <table:table-cell office:value-type="float" office:value="6.33" table:style-name="ce19">
            <text:p>6.33</text:p>
          </table:table-cell>
          <table:table-cell office:value-type="float" office:value="61102" table:style-name="ce18">
            <text:p>61,102</text:p>
          </table:table-cell>
          <table:table-cell office:value-type="float" office:value="31904" table:style-name="ce18">
            <text:p>31,904</text:p>
          </table:table-cell>
          <table:table-cell office:value-type="float" office:value="29198" table:style-name="ce18">
            <text:p>29,198</text:p>
          </table:table-cell>
          <table:table-cell office:value-type="float" office:value="10.84" table:style-name="ce19">
            <text:p>10.84</text:p>
          </table:table-cell>
          <table:table-cell office:value-type="float" office:value="66574" table:style-name="ce18">
            <text:p>66,574</text:p>
          </table:table-cell>
          <table:table-cell office:value-type="float" office:value="34866" table:style-name="ce18">
            <text:p>34,866</text:p>
          </table:table-cell>
          <table:table-cell office:value-type="float" office:value="31708" table:style-name="ce18">
            <text:p>31,708</text:p>
          </table:table-cell>
          <table:table-cell office:value-type="float" office:value="11.81" table:style-name="ce19">
            <text:p>11.81</text:p>
          </table:table-cell>
          <table:table-cell office:value-type="float" office:value="37989" table:style-name="ce18">
            <text:p>37,989</text:p>
          </table:table-cell>
          <table:table-cell office:value-type="float" office:value="20129" table:style-name="ce18">
            <text:p>20,129</text:p>
          </table:table-cell>
          <table:table-cell office:value-type="float" office:value="17860" table:style-name="ce18">
            <text:p>17,860</text:p>
          </table:table-cell>
          <table:table-cell office:value-type="float" office:value="6.74" table:style-name="ce19">
            <text:p>6.74</text:p>
          </table:table-cell>
          <table:table-cell office:value-type="float" office:value="448885" table:style-name="ce18">
            <text:p>448,885</text:p>
          </table:table-cell>
          <table:table-cell office:value-type="float" office:value="230454" table:style-name="ce18">
            <text:p>230,454</text:p>
          </table:table-cell>
          <table:table-cell office:value-type="float" office:value="218431" table:style-name="ce18">
            <text:p>218,431</text:p>
          </table:table-cell>
          <table:table-cell office:value-type="float" office:value="79.66" table:style-name="ce19">
            <text:p>79.66</text:p>
          </table:table-cell>
          <table:table-cell office:value-type="float" office:value="80790" table:style-name="ce18">
            <text:p>80,790</text:p>
          </table:table-cell>
          <table:table-cell office:value-type="float" office:value="38492" table:style-name="ce18">
            <text:p>38,492</text:p>
          </table:table-cell>
          <table:table-cell office:value-type="float" office:value="42298" table:style-name="ce18">
            <text:p>42,298</text:p>
          </table:table-cell>
          <table:table-cell office:value-type="float" office:value="14.34" table:style-name="ce17">
            <text:p>14.34</text:p>
          </table:table-cell>
          <table:table-cell table:number-columns-repeated="16352"/>
        </table:table-row>
        <table:table-row table:style-name="ro5">
          <table:table-cell office:value-type="string" table:style-name="ce20">
            <text:p>彰化縣</text:p>
          </table:table-cell>
          <table:table-cell office:value-type="float" office:value="1289295" table:style-name="ce18">
            <text:p>1,289,295</text:p>
          </table:table-cell>
          <table:table-cell office:value-type="float" office:value="658567" table:style-name="ce18">
            <text:p>658,567</text:p>
          </table:table-cell>
          <table:table-cell office:value-type="float" office:value="630728" table:style-name="ce18">
            <text:p>630,728</text:p>
          </table:table-cell>
          <table:table-cell office:value-type="float" office:value="57667" table:style-name="ce18">
            <text:p>57,667</text:p>
          </table:table-cell>
          <table:table-cell office:value-type="float" office:value="29944" table:style-name="ce18">
            <text:p>29,944</text:p>
          </table:table-cell>
          <table:table-cell office:value-type="float" office:value="27723" table:style-name="ce18">
            <text:p>27,723</text:p>
          </table:table-cell>
          <table:table-cell office:value-type="float" office:value="4.47" table:style-name="ce19">
            <text:p>4.47</text:p>
          </table:table-cell>
          <table:table-cell office:value-type="float" office:value="77009" table:style-name="ce18">
            <text:p>77,009</text:p>
          </table:table-cell>
          <table:table-cell office:value-type="float" office:value="40078" table:style-name="ce18">
            <text:p>40,078</text:p>
          </table:table-cell>
          <table:table-cell office:value-type="float" office:value="36931" table:style-name="ce18">
            <text:p>36,931</text:p>
          </table:table-cell>
          <table:table-cell office:value-type="float" office:value="5.97" table:style-name="ce19">
            <text:p>5.97</text:p>
          </table:table-cell>
          <table:table-cell office:value-type="float" office:value="135749" table:style-name="ce18">
            <text:p>135,749</text:p>
          </table:table-cell>
          <table:table-cell office:value-type="float" office:value="70930" table:style-name="ce18">
            <text:p>70,930</text:p>
          </table:table-cell>
          <table:table-cell office:value-type="float" office:value="64819" table:style-name="ce18">
            <text:p>64,819</text:p>
          </table:table-cell>
          <table:table-cell office:value-type="float" office:value="10.53" table:style-name="ce19">
            <text:p>10.53</text:p>
          </table:table-cell>
          <table:table-cell office:value-type="float" office:value="149161" table:style-name="ce18">
            <text:p>149,161</text:p>
          </table:table-cell>
          <table:table-cell office:value-type="float" office:value="78038" table:style-name="ce18">
            <text:p>78,038</text:p>
          </table:table-cell>
          <table:table-cell office:value-type="float" office:value="71123" table:style-name="ce18">
            <text:p>71,123</text:p>
          </table:table-cell>
          <table:table-cell office:value-type="float" office:value="11.57" table:style-name="ce19">
            <text:p>11.57</text:p>
          </table:table-cell>
          <table:table-cell office:value-type="float" office:value="92296" table:style-name="ce18">
            <text:p>92,296</text:p>
          </table:table-cell>
          <table:table-cell office:value-type="float" office:value="48510" table:style-name="ce18">
            <text:p>48,510</text:p>
          </table:table-cell>
          <table:table-cell office:value-type="float" office:value="43786" table:style-name="ce18">
            <text:p>43,786</text:p>
          </table:table-cell>
          <table:table-cell office:value-type="float" office:value="7.16" table:style-name="ce19">
            <text:p>7.16</text:p>
          </table:table-cell>
          <table:table-cell office:value-type="float" office:value="1024408" table:style-name="ce18">
            <text:p>1,024,408</text:p>
          </table:table-cell>
          <table:table-cell office:value-type="float" office:value="519848" table:style-name="ce18">
            <text:p>519,848</text:p>
          </table:table-cell>
          <table:table-cell office:value-type="float" office:value="504560" table:style-name="ce18">
            <text:p>504,560</text:p>
          </table:table-cell>
          <table:table-cell office:value-type="float" office:value="79.45" table:style-name="ce19">
            <text:p>79.45</text:p>
          </table:table-cell>
          <table:table-cell office:value-type="float" office:value="176563" table:style-name="ce18">
            <text:p>176,563</text:p>
          </table:table-cell>
          <table:table-cell office:value-type="float" office:value="81111" table:style-name="ce18">
            <text:p>81,111</text:p>
          </table:table-cell>
          <table:table-cell office:value-type="float" office:value="95452" table:style-name="ce18">
            <text:p>95,452</text:p>
          </table:table-cell>
          <table:table-cell office:value-type="float" office:value="13.69" table:style-name="ce17">
            <text:p>13.69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南投縣</text:p>
          </table:table-cell>
          <table:table-cell office:value-type="float" office:value="509162" table:style-name="ce18">
            <text:p>509,162</text:p>
          </table:table-cell>
          <table:table-cell office:value-type="float" office:value="261191" table:style-name="ce18">
            <text:p>261,191</text:p>
          </table:table-cell>
          <table:table-cell office:value-type="float" office:value="247971" table:style-name="ce18">
            <text:p>247,971</text:p>
          </table:table-cell>
          <table:table-cell office:value-type="float" office:value="17355" table:style-name="ce18">
            <text:p>17,355</text:p>
          </table:table-cell>
          <table:table-cell office:value-type="float" office:value="8979" table:style-name="ce18">
            <text:p>8,979</text:p>
          </table:table-cell>
          <table:table-cell office:value-type="float" office:value="8376" table:style-name="ce18">
            <text:p>8,376</text:p>
          </table:table-cell>
          <table:table-cell office:value-type="float" office:value="3.41" table:style-name="ce19">
            <text:p>3.41</text:p>
          </table:table-cell>
          <table:table-cell office:value-type="float" office:value="23947" table:style-name="ce18">
            <text:p>23,947</text:p>
          </table:table-cell>
          <table:table-cell office:value-type="float" office:value="12426" table:style-name="ce18">
            <text:p>12,426</text:p>
          </table:table-cell>
          <table:table-cell office:value-type="float" office:value="11521" table:style-name="ce18">
            <text:p>11,521</text:p>
          </table:table-cell>
          <table:table-cell office:value-type="float" office:value="4.7" table:style-name="ce19">
            <text:p>4.70</text:p>
          </table:table-cell>
          <table:table-cell office:value-type="float" office:value="44837" table:style-name="ce18">
            <text:p>44,837</text:p>
          </table:table-cell>
          <table:table-cell office:value-type="float" office:value="23232" table:style-name="ce18">
            <text:p>23,232</text:p>
          </table:table-cell>
          <table:table-cell office:value-type="float" office:value="21605" table:style-name="ce18">
            <text:p>21,605</text:p>
          </table:table-cell>
          <table:table-cell office:value-type="float" office:value="8.81" table:style-name="ce19">
            <text:p>8.81</text:p>
          </table:table-cell>
          <table:table-cell office:value-type="float" office:value="49585" table:style-name="ce18">
            <text:p>49,585</text:p>
          </table:table-cell>
          <table:table-cell office:value-type="float" office:value="25717" table:style-name="ce18">
            <text:p>25,717</text:p>
          </table:table-cell>
          <table:table-cell office:value-type="float" office:value="23868" table:style-name="ce18">
            <text:p>23,868</text:p>
          </table:table-cell>
          <table:table-cell office:value-type="float" office:value="9.74" table:style-name="ce19">
            <text:p>9.74</text:p>
          </table:table-cell>
          <table:table-cell office:value-type="float" office:value="34536" table:style-name="ce18">
            <text:p>34,536</text:p>
          </table:table-cell>
          <table:table-cell office:value-type="float" office:value="18046" table:style-name="ce18">
            <text:p>18,046</text:p>
          </table:table-cell>
          <table:table-cell office:value-type="float" office:value="16490" table:style-name="ce18">
            <text:p>16,490</text:p>
          </table:table-cell>
          <table:table-cell office:value-type="float" office:value="6.78" table:style-name="ce19">
            <text:p>6.78</text:p>
          </table:table-cell>
          <table:table-cell office:value-type="float" office:value="415400" table:style-name="ce18">
            <text:p>415,400</text:p>
          </table:table-cell>
          <table:table-cell office:value-type="float" office:value="212575" table:style-name="ce18">
            <text:p>212,575</text:p>
          </table:table-cell>
          <table:table-cell office:value-type="float" office:value="202825" table:style-name="ce18">
            <text:p>202,825</text:p>
          </table:table-cell>
          <table:table-cell office:value-type="float" office:value="81.59" table:style-name="ce19">
            <text:p>81.59</text:p>
          </table:table-cell>
          <table:table-cell office:value-type="float" office:value="77777" table:style-name="ce18">
            <text:p>77,777</text:p>
          </table:table-cell>
          <table:table-cell office:value-type="float" office:value="36403" table:style-name="ce18">
            <text:p>36,403</text:p>
          </table:table-cell>
          <table:table-cell office:value-type="float" office:value="41374" table:style-name="ce18">
            <text:p>41,374</text:p>
          </table:table-cell>
          <table:table-cell office:value-type="float" office:value="15.28" table:style-name="ce17">
            <text:p>15.28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雲林縣</text:p>
          </table:table-cell>
          <table:table-cell office:value-type="float" office:value="699236" table:style-name="ce18">
            <text:p>699,236</text:p>
          </table:table-cell>
          <table:table-cell office:value-type="float" office:value="363630" table:style-name="ce18">
            <text:p>363,630</text:p>
          </table:table-cell>
          <table:table-cell office:value-type="float" office:value="335606" table:style-name="ce18">
            <text:p>335,606</text:p>
          </table:table-cell>
          <table:table-cell office:value-type="float" office:value="25457" table:style-name="ce18">
            <text:p>25,457</text:p>
          </table:table-cell>
          <table:table-cell office:value-type="float" office:value="13210" table:style-name="ce18">
            <text:p>13,210</text:p>
          </table:table-cell>
          <table:table-cell office:value-type="float" office:value="12247" table:style-name="ce18">
            <text:p>12,247</text:p>
          </table:table-cell>
          <table:table-cell office:value-type="float" office:value="3.64" table:style-name="ce19">
            <text:p>3.64</text:p>
          </table:table-cell>
          <table:table-cell office:value-type="float" office:value="35016" table:style-name="ce18">
            <text:p>35,016</text:p>
          </table:table-cell>
          <table:table-cell office:value-type="float" office:value="18243" table:style-name="ce18">
            <text:p>18,243</text:p>
          </table:table-cell>
          <table:table-cell office:value-type="float" office:value="16773" table:style-name="ce18">
            <text:p>16,773</text:p>
          </table:table-cell>
          <table:table-cell office:value-type="float" office:value="5.01" table:style-name="ce19">
            <text:p>5.01</text:p>
          </table:table-cell>
          <table:table-cell office:value-type="float" office:value="65005" table:style-name="ce18">
            <text:p>65,005</text:p>
          </table:table-cell>
          <table:table-cell office:value-type="float" office:value="34115" table:style-name="ce18">
            <text:p>34,115</text:p>
          </table:table-cell>
          <table:table-cell office:value-type="float" office:value="30890" table:style-name="ce18">
            <text:p>30,890</text:p>
          </table:table-cell>
          <table:table-cell office:value-type="float" office:value="9.3000000000000007" table:style-name="ce19">
            <text:p>9.30</text:p>
          </table:table-cell>
          <table:table-cell office:value-type="float" office:value="72041" table:style-name="ce18">
            <text:p>72,041</text:p>
          </table:table-cell>
          <table:table-cell office:value-type="float" office:value="37854" table:style-name="ce18">
            <text:p>37,854</text:p>
          </table:table-cell>
          <table:table-cell office:value-type="float" office:value="34187" table:style-name="ce18">
            <text:p>34,187</text:p>
          </table:table-cell>
          <table:table-cell office:value-type="float" office:value="10.3" table:style-name="ce19">
            <text:p>10.30</text:p>
          </table:table-cell>
          <table:table-cell office:value-type="float" office:value="48584" table:style-name="ce18">
            <text:p>48,584</text:p>
          </table:table-cell>
          <table:table-cell office:value-type="float" office:value="25522" table:style-name="ce18">
            <text:p>25,522</text:p>
          </table:table-cell>
          <table:table-cell office:value-type="float" office:value="23062" table:style-name="ce18">
            <text:p>23,062</text:p>
          </table:table-cell>
          <table:table-cell office:value-type="float" office:value="6.95" table:style-name="ce19">
            <text:p>6.95</text:p>
          </table:table-cell>
          <table:table-cell office:value-type="float" office:value="566699" table:style-name="ce18">
            <text:p>566,699</text:p>
          </table:table-cell>
          <table:table-cell office:value-type="float" office:value="293941" table:style-name="ce18">
            <text:p>293,941</text:p>
          </table:table-cell>
          <table:table-cell office:value-type="float" office:value="272758" table:style-name="ce18">
            <text:p>272,758</text:p>
          </table:table-cell>
          <table:table-cell office:value-type="float" office:value="81.05" table:style-name="ce19">
            <text:p>81.05</text:p>
          </table:table-cell>
          <table:table-cell office:value-type="float" office:value="115573" table:style-name="ce18">
            <text:p>115,573</text:p>
          </table:table-cell>
          <table:table-cell office:value-type="float" office:value="52364" table:style-name="ce18">
            <text:p>52,364</text:p>
          </table:table-cell>
          <table:table-cell office:value-type="float" office:value="63209" table:style-name="ce18">
            <text:p>63,209</text:p>
          </table:table-cell>
          <table:table-cell office:value-type="float" office:value="16.53" table:style-name="ce17">
            <text:p>16.53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縣</text:p>
          </table:table-cell>
          <table:table-cell office:value-type="float" office:value="519482" table:style-name="ce18">
            <text:p>519,482</text:p>
          </table:table-cell>
          <table:table-cell office:value-type="float" office:value="270465" table:style-name="ce18">
            <text:p>270,465</text:p>
          </table:table-cell>
          <table:table-cell office:value-type="float" office:value="249017" table:style-name="ce18">
            <text:p>249,017</text:p>
          </table:table-cell>
          <table:table-cell office:value-type="float" office:value="15554" table:style-name="ce18">
            <text:p>15,554</text:p>
          </table:table-cell>
          <table:table-cell office:value-type="float" office:value="8122" table:style-name="ce18">
            <text:p>8,122</text:p>
          </table:table-cell>
          <table:table-cell office:value-type="float" office:value="7432" table:style-name="ce18">
            <text:p>7,432</text:p>
          </table:table-cell>
          <table:table-cell office:value-type="float" office:value="2.99" table:style-name="ce19">
            <text:p>2.99</text:p>
          </table:table-cell>
          <table:table-cell office:value-type="float" office:value="21349" table:style-name="ce18">
            <text:p>21,349</text:p>
          </table:table-cell>
          <table:table-cell office:value-type="float" office:value="11195" table:style-name="ce18">
            <text:p>11,195</text:p>
          </table:table-cell>
          <table:table-cell office:value-type="float" office:value="10154" table:style-name="ce18">
            <text:p>10,154</text:p>
          </table:table-cell>
          <table:table-cell office:value-type="float" office:value="4.1100000000000003" table:style-name="ce19">
            <text:p>4.11</text:p>
          </table:table-cell>
          <table:table-cell office:value-type="float" office:value="40319" table:style-name="ce18">
            <text:p>40,319</text:p>
          </table:table-cell>
          <table:table-cell office:value-type="float" office:value="21098" table:style-name="ce18">
            <text:p>21,098</text:p>
          </table:table-cell>
          <table:table-cell office:value-type="float" office:value="19221" table:style-name="ce18">
            <text:p>19,221</text:p>
          </table:table-cell>
          <table:table-cell office:value-type="float" office:value="7.76" table:style-name="ce19">
            <text:p>7.76</text:p>
          </table:table-cell>
          <table:table-cell office:value-type="float" office:value="44909" table:style-name="ce18">
            <text:p>44,909</text:p>
          </table:table-cell>
          <table:table-cell office:value-type="float" office:value="23494" table:style-name="ce18">
            <text:p>23,494</text:p>
          </table:table-cell>
          <table:table-cell office:value-type="float" office:value="21415" table:style-name="ce18">
            <text:p>21,415</text:p>
          </table:table-cell>
          <table:table-cell office:value-type="float" office:value="8.64" table:style-name="ce19">
            <text:p>8.64</text:p>
          </table:table-cell>
          <table:table-cell office:value-type="float" office:value="33691" table:style-name="ce18">
            <text:p>33,691</text:p>
          </table:table-cell>
          <table:table-cell office:value-type="float" office:value="17696" table:style-name="ce18">
            <text:p>17,696</text:p>
          </table:table-cell>
          <table:table-cell office:value-type="float" office:value="15995" table:style-name="ce18">
            <text:p>15,995</text:p>
          </table:table-cell>
          <table:table-cell office:value-type="float" office:value="6.49" table:style-name="ce19">
            <text:p>6.49</text:p>
          </table:table-cell>
          <table:table-cell office:value-type="float" office:value="431266" table:style-name="ce18">
            <text:p>431,266</text:p>
          </table:table-cell>
          <table:table-cell office:value-type="float" office:value="224241" table:style-name="ce18">
            <text:p>224,241</text:p>
          </table:table-cell>
          <table:table-cell office:value-type="float" office:value="207025" table:style-name="ce18">
            <text:p>207,025</text:p>
          </table:table-cell>
          <table:table-cell office:value-type="float" office:value="83.02" table:style-name="ce19">
            <text:p>83.02</text:p>
          </table:table-cell>
          <table:table-cell office:value-type="float" office:value="90179" table:style-name="ce18">
            <text:p>90,179</text:p>
          </table:table-cell>
          <table:table-cell office:value-type="float" office:value="40943" table:style-name="ce18">
            <text:p>40,943</text:p>
          </table:table-cell>
          <table:table-cell office:value-type="float" office:value="49236" table:style-name="ce18">
            <text:p>49,236</text:p>
          </table:table-cell>
          <table:table-cell office:value-type="float" office:value="17.36" table:style-name="ce17">
            <text:p>17.36</text:p>
          </table:table-cell>
          <table:table-cell table:number-columns-repeated="16352"/>
        </table:table-row>
        <table:table-row table:style-name="ro9">
          <table:table-cell office:value-type="string" table:style-name="ce20">
            <text:p>屏東縣</text:p>
          </table:table-cell>
          <table:table-cell office:value-type="float" office:value="840931" table:style-name="ce18">
            <text:p>840,931</text:p>
          </table:table-cell>
          <table:table-cell office:value-type="float" office:value="430749" table:style-name="ce18">
            <text:p>430,749</text:p>
          </table:table-cell>
          <table:table-cell office:value-type="float" office:value="410182" table:style-name="ce18">
            <text:p>410,182</text:p>
          </table:table-cell>
          <table:table-cell office:value-type="float" office:value="27711" table:style-name="ce18">
            <text:p>27,711</text:p>
          </table:table-cell>
          <table:table-cell office:value-type="float" office:value="14444" table:style-name="ce18">
            <text:p>14,444</text:p>
          </table:table-cell>
          <table:table-cell office:value-type="float" office:value="13267" table:style-name="ce18">
            <text:p>13,267</text:p>
          </table:table-cell>
          <table:table-cell office:value-type="float" office:value="3.3" table:style-name="ce19">
            <text:p>3.30</text:p>
          </table:table-cell>
          <table:table-cell office:value-type="float" office:value="38221" table:style-name="ce18">
            <text:p>38,221</text:p>
          </table:table-cell>
          <table:table-cell office:value-type="float" office:value="19966" table:style-name="ce18">
            <text:p>19,966</text:p>
          </table:table-cell>
          <table:table-cell office:value-type="float" office:value="18255" table:style-name="ce18">
            <text:p>18,255</text:p>
          </table:table-cell>
          <table:table-cell office:value-type="float" office:value="4.55" table:style-name="ce19">
            <text:p>4.55</text:p>
          </table:table-cell>
          <table:table-cell office:value-type="float" office:value="71605" table:style-name="ce18">
            <text:p>71,605</text:p>
          </table:table-cell>
          <table:table-cell office:value-type="float" office:value="37496" table:style-name="ce18">
            <text:p>37,496</text:p>
          </table:table-cell>
          <table:table-cell office:value-type="float" office:value="34109" table:style-name="ce18">
            <text:p>34,109</text:p>
          </table:table-cell>
          <table:table-cell office:value-type="float" office:value="8.51" table:style-name="ce19">
            <text:p>8.51</text:p>
          </table:table-cell>
          <table:table-cell office:value-type="float" office:value="79397" table:style-name="ce18">
            <text:p>79,397</text:p>
          </table:table-cell>
          <table:table-cell office:value-type="float" office:value="41538" table:style-name="ce18">
            <text:p>41,538</text:p>
          </table:table-cell>
          <table:table-cell office:value-type="float" office:value="37859" table:style-name="ce18">
            <text:p>37,859</text:p>
          </table:table-cell>
          <table:table-cell office:value-type="float" office:value="9.44" table:style-name="ce19">
            <text:p>9.44</text:p>
          </table:table-cell>
          <table:table-cell office:value-type="float" office:value="55239" table:style-name="ce18">
            <text:p>55,239</text:p>
          </table:table-cell>
          <table:table-cell office:value-type="float" office:value="28781" table:style-name="ce18">
            <text:p>28,781</text:p>
          </table:table-cell>
          <table:table-cell office:value-type="float" office:value="26458" table:style-name="ce18">
            <text:p>26,458</text:p>
          </table:table-cell>
          <table:table-cell office:value-type="float" office:value="6.57" table:style-name="ce19">
            <text:p>6.57</text:p>
          </table:table-cell>
          <table:table-cell office:value-type="float" office:value="690016" table:style-name="ce18">
            <text:p>690,016</text:p>
          </table:table-cell>
          <table:table-cell office:value-type="float" office:value="351836" table:style-name="ce18">
            <text:p>351,836</text:p>
          </table:table-cell>
          <table:table-cell office:value-type="float" office:value="338180" table:style-name="ce18">
            <text:p>338,180</text:p>
          </table:table-cell>
          <table:table-cell office:value-type="float" office:value="82.05" table:style-name="ce19">
            <text:p>82.05</text:p>
          </table:table-cell>
          <table:table-cell office:value-type="float" office:value="122417" table:style-name="ce18">
            <text:p>122,417</text:p>
          </table:table-cell>
          <table:table-cell office:value-type="float" office:value="57835" table:style-name="ce18">
            <text:p>57,835</text:p>
          </table:table-cell>
          <table:table-cell office:value-type="float" office:value="64582" table:style-name="ce18">
            <text:p>64,582</text:p>
          </table:table-cell>
          <table:table-cell office:value-type="float" office:value="14.56" table:style-name="ce17">
            <text:p>14.56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臺東縣</text:p>
          </table:table-cell>
          <table:table-cell office:value-type="float" office:value="222244" table:style-name="ce18">
            <text:p>222,244</text:p>
          </table:table-cell>
          <table:table-cell office:value-type="float" office:value="115058" table:style-name="ce18">
            <text:p>115,058</text:p>
          </table:table-cell>
          <table:table-cell office:value-type="float" office:value="107186" table:style-name="ce18">
            <text:p>107,186</text:p>
          </table:table-cell>
          <table:table-cell office:value-type="float" office:value="8369" table:style-name="ce18">
            <text:p>8,369</text:p>
          </table:table-cell>
          <table:table-cell office:value-type="float" office:value="4332" table:style-name="ce18">
            <text:p>4,332</text:p>
          </table:table-cell>
          <table:table-cell office:value-type="float" office:value="4037" table:style-name="ce18">
            <text:p>4,037</text:p>
          </table:table-cell>
          <table:table-cell office:value-type="float" office:value="3.77" table:style-name="ce19">
            <text:p>3.77</text:p>
          </table:table-cell>
          <table:table-cell office:value-type="float" office:value="11554" table:style-name="ce18">
            <text:p>11,554</text:p>
          </table:table-cell>
          <table:table-cell office:value-type="float" office:value="5952" table:style-name="ce18">
            <text:p>5,952</text:p>
          </table:table-cell>
          <table:table-cell office:value-type="float" office:value="5602" table:style-name="ce18">
            <text:p>5,602</text:p>
          </table:table-cell>
          <table:table-cell office:value-type="float" office:value="5.2" table:style-name="ce19">
            <text:p>5.20</text:p>
          </table:table-cell>
          <table:table-cell office:value-type="float" office:value="21166" table:style-name="ce18">
            <text:p>21,166</text:p>
          </table:table-cell>
          <table:table-cell office:value-type="float" office:value="11049" table:style-name="ce18">
            <text:p>11,049</text:p>
          </table:table-cell>
          <table:table-cell office:value-type="float" office:value="10117" table:style-name="ce18">
            <text:p>10,117</text:p>
          </table:table-cell>
          <table:table-cell office:value-type="float" office:value="9.52" table:style-name="ce19">
            <text:p>9.52</text:p>
          </table:table-cell>
          <table:table-cell office:value-type="float" office:value="23290" table:style-name="ce18">
            <text:p>23,290</text:p>
          </table:table-cell>
          <table:table-cell office:value-type="float" office:value="12182" table:style-name="ce18">
            <text:p>12,182</text:p>
          </table:table-cell>
          <table:table-cell office:value-type="float" office:value="11108" table:style-name="ce18">
            <text:p>11,108</text:p>
          </table:table-cell>
          <table:table-cell office:value-type="float" office:value="10.48" table:style-name="ce19">
            <text:p>10.48</text:p>
          </table:table-cell>
          <table:table-cell office:value-type="float" office:value="15112" table:style-name="ce18">
            <text:p>15,112</text:p>
          </table:table-cell>
          <table:table-cell office:value-type="float" office:value="7872" table:style-name="ce18">
            <text:p>7,872</text:p>
          </table:table-cell>
          <table:table-cell office:value-type="float" office:value="7240" table:style-name="ce18">
            <text:p>7,240</text:p>
          </table:table-cell>
          <table:table-cell office:value-type="float" office:value="6.8" table:style-name="ce19">
            <text:p>6.80</text:p>
          </table:table-cell>
          <table:table-cell office:value-type="float" office:value="179705" table:style-name="ce18">
            <text:p>179,705</text:p>
          </table:table-cell>
          <table:table-cell office:value-type="float" office:value="92947" table:style-name="ce18">
            <text:p>92,947</text:p>
          </table:table-cell>
          <table:table-cell office:value-type="float" office:value="86758" table:style-name="ce18">
            <text:p>86,758</text:p>
          </table:table-cell>
          <table:table-cell office:value-type="float" office:value="80.86" table:style-name="ce19">
            <text:p>80.86</text:p>
          </table:table-cell>
          <table:table-cell office:value-type="float" office:value="32183" table:style-name="ce18">
            <text:p>32,183</text:p>
          </table:table-cell>
          <table:table-cell office:value-type="float" office:value="14931" table:style-name="ce18">
            <text:p>14,931</text:p>
          </table:table-cell>
          <table:table-cell office:value-type="float" office:value="17252" table:style-name="ce18">
            <text:p>17,252</text:p>
          </table:table-cell>
          <table:table-cell office:value-type="float" office:value="14.48" table:style-name="ce17">
            <text:p>14.48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花蓮縣</text:p>
          </table:table-cell>
          <table:table-cell office:value-type="float" office:value="331845" table:style-name="ce18">
            <text:p>331,845</text:p>
          </table:table-cell>
          <table:table-cell office:value-type="float" office:value="169242" table:style-name="ce18">
            <text:p>169,242</text:p>
          </table:table-cell>
          <table:table-cell office:value-type="float" office:value="162603" table:style-name="ce18">
            <text:p>162,603</text:p>
          </table:table-cell>
          <table:table-cell office:value-type="float" office:value="13236" table:style-name="ce18">
            <text:p>13,236</text:p>
          </table:table-cell>
          <table:table-cell office:value-type="float" office:value="6930" table:style-name="ce18">
            <text:p>6,930</text:p>
          </table:table-cell>
          <table:table-cell office:value-type="float" office:value="6306" table:style-name="ce18">
            <text:p>6,306</text:p>
          </table:table-cell>
          <table:table-cell office:value-type="float" office:value="3.99" table:style-name="ce19">
            <text:p>3.99</text:p>
          </table:table-cell>
          <table:table-cell office:value-type="float" office:value="18074" table:style-name="ce18">
            <text:p>18,074</text:p>
          </table:table-cell>
          <table:table-cell office:value-type="float" office:value="9476" table:style-name="ce18">
            <text:p>9,476</text:p>
          </table:table-cell>
          <table:table-cell office:value-type="float" office:value="8598" table:style-name="ce18">
            <text:p>8,598</text:p>
          </table:table-cell>
          <table:table-cell office:value-type="float" office:value="5.45" table:style-name="ce19">
            <text:p>5.45</text:p>
          </table:table-cell>
          <table:table-cell office:value-type="float" office:value="31941" table:style-name="ce18">
            <text:p>31,941</text:p>
          </table:table-cell>
          <table:table-cell office:value-type="float" office:value="16743" table:style-name="ce18">
            <text:p>16,743</text:p>
          </table:table-cell>
          <table:table-cell office:value-type="float" office:value="15198" table:style-name="ce18">
            <text:p>15,198</text:p>
          </table:table-cell>
          <table:table-cell office:value-type="float" office:value="9.6300000000000008" table:style-name="ce19">
            <text:p>9.63</text:p>
          </table:table-cell>
          <table:table-cell office:value-type="float" office:value="35063" table:style-name="ce18">
            <text:p>35,063</text:p>
          </table:table-cell>
          <table:table-cell office:value-type="float" office:value="18388" table:style-name="ce18">
            <text:p>18,388</text:p>
          </table:table-cell>
          <table:table-cell office:value-type="float" office:value="16675" table:style-name="ce18">
            <text:p>16,675</text:p>
          </table:table-cell>
          <table:table-cell office:value-type="float" office:value="10.57" table:style-name="ce19">
            <text:p>10.57</text:p>
          </table:table-cell>
          <table:table-cell office:value-type="float" office:value="22131" table:style-name="ce18">
            <text:p>22,131</text:p>
          </table:table-cell>
          <table:table-cell office:value-type="float" office:value="11617" table:style-name="ce18">
            <text:p>11,617</text:p>
          </table:table-cell>
          <table:table-cell office:value-type="float" office:value="10514" table:style-name="ce18">
            <text:p>10,514</text:p>
          </table:table-cell>
          <table:table-cell office:value-type="float" office:value="6.67" table:style-name="ce19">
            <text:p>6.67</text:p>
          </table:table-cell>
          <table:table-cell office:value-type="float" office:value="268352" table:style-name="ce18">
            <text:p>268,352</text:p>
          </table:table-cell>
          <table:table-cell office:value-type="float" office:value="135993" table:style-name="ce18">
            <text:p>135,993</text:p>
          </table:table-cell>
          <table:table-cell office:value-type="float" office:value="132359" table:style-name="ce18">
            <text:p>132,359</text:p>
          </table:table-cell>
          <table:table-cell office:value-type="float" office:value="80.87" table:style-name="ce19">
            <text:p>80.87</text:p>
          </table:table-cell>
          <table:table-cell office:value-type="float" office:value="46879" table:style-name="ce18">
            <text:p>46,879</text:p>
          </table:table-cell>
          <table:table-cell office:value-type="float" office:value="21911" table:style-name="ce18">
            <text:p>21,911</text:p>
          </table:table-cell>
          <table:table-cell office:value-type="float" office:value="24968" table:style-name="ce18">
            <text:p>24,968</text:p>
          </table:table-cell>
          <table:table-cell office:value-type="float" office:value="14.13" table:style-name="ce17">
            <text:p>14.13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澎湖縣</text:p>
          </table:table-cell>
          <table:table-cell office:value-type="float" office:value="102355" table:style-name="ce18">
            <text:p>102,355</text:p>
          </table:table-cell>
          <table:table-cell office:value-type="float" office:value="52795" table:style-name="ce18">
            <text:p>52,795</text:p>
          </table:table-cell>
          <table:table-cell office:value-type="float" office:value="49560" table:style-name="ce18">
            <text:p>49,560</text:p>
          </table:table-cell>
          <table:table-cell office:value-type="float" office:value="4284" table:style-name="ce18">
            <text:p>4,284</text:p>
          </table:table-cell>
          <table:table-cell office:value-type="float" office:value="2251" table:style-name="ce18">
            <text:p>2,251</text:p>
          </table:table-cell>
          <table:table-cell office:value-type="float" office:value="2033" table:style-name="ce18">
            <text:p>2,033</text:p>
          </table:table-cell>
          <table:table-cell office:value-type="float" office:value="4.1900000000000004" table:style-name="ce19">
            <text:p>4.19</text:p>
          </table:table-cell>
          <table:table-cell office:value-type="float" office:value="5488" table:style-name="ce18">
            <text:p>5,488</text:p>
          </table:table-cell>
          <table:table-cell office:value-type="float" office:value="2857" table:style-name="ce18">
            <text:p>2,857</text:p>
          </table:table-cell>
          <table:table-cell office:value-type="float" office:value="2631" table:style-name="ce18">
            <text:p>2,631</text:p>
          </table:table-cell>
          <table:table-cell office:value-type="float" office:value="5.36" table:style-name="ce19">
            <text:p>5.36</text:p>
          </table:table-cell>
          <table:table-cell office:value-type="float" office:value="9015" table:style-name="ce18">
            <text:p>9,015</text:p>
          </table:table-cell>
          <table:table-cell office:value-type="float" office:value="4690" table:style-name="ce18">
            <text:p>4,690</text:p>
          </table:table-cell>
          <table:table-cell office:value-type="float" office:value="4325" table:style-name="ce18">
            <text:p>4,325</text:p>
          </table:table-cell>
          <table:table-cell office:value-type="float" office:value="8.81" table:style-name="ce19">
            <text:p>8.81</text:p>
          </table:table-cell>
          <table:table-cell office:value-type="float" office:value="9857" table:style-name="ce18">
            <text:p>9,857</text:p>
          </table:table-cell>
          <table:table-cell office:value-type="float" office:value="5158" table:style-name="ce18">
            <text:p>5,158</text:p>
          </table:table-cell>
          <table:table-cell office:value-type="float" office:value="4699" table:style-name="ce18">
            <text:p>4,699</text:p>
          </table:table-cell>
          <table:table-cell office:value-type="float" office:value="9.6300000000000008" table:style-name="ce19">
            <text:p>9.63</text:p>
          </table:table-cell>
          <table:table-cell office:value-type="float" office:value="5882" table:style-name="ce18">
            <text:p>5,882</text:p>
          </table:table-cell>
          <table:table-cell office:value-type="float" office:value="3112" table:style-name="ce18">
            <text:p>3,112</text:p>
          </table:table-cell>
          <table:table-cell office:value-type="float" office:value="2770" table:style-name="ce18">
            <text:p>2,770</text:p>
          </table:table-cell>
          <table:table-cell office:value-type="float" office:value="5.75" table:style-name="ce19">
            <text:p>5.75</text:p>
          </table:table-cell>
          <table:table-cell office:value-type="float" office:value="84297" table:style-name="ce18">
            <text:p>84,297</text:p>
          </table:table-cell>
          <table:table-cell office:value-type="float" office:value="43321" table:style-name="ce18">
            <text:p>43,321</text:p>
          </table:table-cell>
          <table:table-cell office:value-type="float" office:value="40976" table:style-name="ce18">
            <text:p>40,976</text:p>
          </table:table-cell>
          <table:table-cell office:value-type="float" office:value="82.36" table:style-name="ce19">
            <text:p>82.36</text:p>
          </table:table-cell>
          <table:table-cell office:value-type="float" office:value="15133" table:style-name="ce18">
            <text:p>15,133</text:p>
          </table:table-cell>
          <table:table-cell office:value-type="float" office:value="6995" table:style-name="ce18">
            <text:p>6,995</text:p>
          </table:table-cell>
          <table:table-cell office:value-type="float" office:value="8138" table:style-name="ce18">
            <text:p>8,138</text:p>
          </table:table-cell>
          <table:table-cell office:value-type="float" office:value="14.78" table:style-name="ce17">
            <text:p>14.78</text:p>
          </table:table-cell>
          <table:table-cell table:number-columns-repeated="16352"/>
        </table:table-row>
        <table:table-row table:style-name="ro8">
          <table:table-cell office:value-type="string" table:style-name="ce20">
            <text:p>基隆市</text:p>
          </table:table-cell>
          <table:table-cell office:value-type="float" office:value="372019" table:style-name="ce18">
            <text:p>372,019</text:p>
          </table:table-cell>
          <table:table-cell office:value-type="float" office:value="186874" table:style-name="ce18">
            <text:p>186,874</text:p>
          </table:table-cell>
          <table:table-cell office:value-type="float" office:value="185145" table:style-name="ce18">
            <text:p>185,145</text:p>
          </table:table-cell>
          <table:table-cell office:value-type="float" office:value="11266" table:style-name="ce18">
            <text:p>11,266</text:p>
          </table:table-cell>
          <table:table-cell office:value-type="float" office:value="5857" table:style-name="ce18">
            <text:p>5,857</text:p>
          </table:table-cell>
          <table:table-cell office:value-type="float" office:value="5409" table:style-name="ce18">
            <text:p>5,409</text:p>
          </table:table-cell>
          <table:table-cell office:value-type="float" office:value="3.03" table:style-name="ce19">
            <text:p>3.03</text:p>
          </table:table-cell>
          <table:table-cell office:value-type="float" office:value="15956" table:style-name="ce18">
            <text:p>15,956</text:p>
          </table:table-cell>
          <table:table-cell office:value-type="float" office:value="8262" table:style-name="ce18">
            <text:p>8,262</text:p>
          </table:table-cell>
          <table:table-cell office:value-type="float" office:value="7694" table:style-name="ce18">
            <text:p>7,694</text:p>
          </table:table-cell>
          <table:table-cell office:value-type="float" office:value="4.29" table:style-name="ce19">
            <text:p>4.29</text:p>
          </table:table-cell>
          <table:table-cell office:value-type="float" office:value="30488" table:style-name="ce18">
            <text:p>30,488</text:p>
          </table:table-cell>
          <table:table-cell office:value-type="float" office:value="15837" table:style-name="ce18">
            <text:p>15,837</text:p>
          </table:table-cell>
          <table:table-cell office:value-type="float" office:value="14651" table:style-name="ce18">
            <text:p>14,651</text:p>
          </table:table-cell>
          <table:table-cell office:value-type="float" office:value="8.1999999999999993" table:style-name="ce19">
            <text:p>8.20</text:p>
          </table:table-cell>
          <table:table-cell office:value-type="float" office:value="33727" table:style-name="ce18">
            <text:p>33,727</text:p>
          </table:table-cell>
          <table:table-cell office:value-type="float" office:value="17572" table:style-name="ce18">
            <text:p>17,572</text:p>
          </table:table-cell>
          <table:table-cell office:value-type="float" office:value="16155" table:style-name="ce18">
            <text:p>16,155</text:p>
          </table:table-cell>
          <table:table-cell office:value-type="float" office:value="9.07" table:style-name="ce19">
            <text:p>9.07</text:p>
          </table:table-cell>
          <table:table-cell office:value-type="float" office:value="24295" table:style-name="ce18">
            <text:p>24,295</text:p>
          </table:table-cell>
          <table:table-cell office:value-type="float" office:value="12669" table:style-name="ce18">
            <text:p>12,669</text:p>
          </table:table-cell>
          <table:table-cell office:value-type="float" office:value="11626" table:style-name="ce18">
            <text:p>11,626</text:p>
          </table:table-cell>
          <table:table-cell office:value-type="float" office:value="6.53" table:style-name="ce19">
            <text:p>6.53</text:p>
          </table:table-cell>
          <table:table-cell office:value-type="float" office:value="306912" table:style-name="ce18">
            <text:p>306,912</text:p>
          </table:table-cell>
          <table:table-cell office:value-type="float" office:value="152902" table:style-name="ce18">
            <text:p>152,902</text:p>
          </table:table-cell>
          <table:table-cell office:value-type="float" office:value="154010" table:style-name="ce18">
            <text:p>154,010</text:p>
          </table:table-cell>
          <table:table-cell office:value-type="float" office:value="82.5" table:style-name="ce19">
            <text:p>82.50</text:p>
          </table:table-cell>
          <table:table-cell office:value-type="float" office:value="49378" table:style-name="ce18">
            <text:p>49,378</text:p>
          </table:table-cell>
          <table:table-cell office:value-type="float" office:value="22623" table:style-name="ce18">
            <text:p>22,623</text:p>
          </table:table-cell>
          <table:table-cell office:value-type="float" office:value="26755" table:style-name="ce18">
            <text:p>26,755</text:p>
          </table:table-cell>
          <table:table-cell office:value-type="float" office:value="13.27" table:style-name="ce17">
            <text:p>13.27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新竹市</text:p>
          </table:table-cell>
          <table:table-cell office:value-type="float" office:value="434258" table:style-name="ce18">
            <text:p>434,258</text:p>
          </table:table-cell>
          <table:table-cell office:value-type="float" office:value="214871" table:style-name="ce18">
            <text:p>214,871</text:p>
          </table:table-cell>
          <table:table-cell office:value-type="float" office:value="219387" table:style-name="ce18">
            <text:p>219,387</text:p>
          </table:table-cell>
          <table:table-cell office:value-type="float" office:value="26086" table:style-name="ce18">
            <text:p>26,086</text:p>
          </table:table-cell>
          <table:table-cell office:value-type="float" office:value="13583" table:style-name="ce18">
            <text:p>13,583</text:p>
          </table:table-cell>
          <table:table-cell office:value-type="float" office:value="12503" table:style-name="ce18">
            <text:p>12,503</text:p>
          </table:table-cell>
          <table:table-cell office:value-type="float" office:value="6.01" table:style-name="ce19">
            <text:p>6.01</text:p>
          </table:table-cell>
          <table:table-cell office:value-type="float" office:value="35632" table:style-name="ce18">
            <text:p>35,632</text:p>
          </table:table-cell>
          <table:table-cell office:value-type="float" office:value="18538" table:style-name="ce18">
            <text:p>18,538</text:p>
          </table:table-cell>
          <table:table-cell office:value-type="float" office:value="17094" table:style-name="ce18">
            <text:p>17,094</text:p>
          </table:table-cell>
          <table:table-cell office:value-type="float" office:value="8.2100000000000009" table:style-name="ce19">
            <text:p>8.21</text:p>
          </table:table-cell>
          <table:table-cell office:value-type="float" office:value="60728" table:style-name="ce18">
            <text:p>60,728</text:p>
          </table:table-cell>
          <table:table-cell office:value-type="float" office:value="31736" table:style-name="ce18">
            <text:p>31,736</text:p>
          </table:table-cell>
          <table:table-cell office:value-type="float" office:value="28992" table:style-name="ce18">
            <text:p>28,992</text:p>
          </table:table-cell>
          <table:table-cell office:value-type="float" office:value="13.98" table:style-name="ce19">
            <text:p>13.98</text:p>
          </table:table-cell>
          <table:table-cell office:value-type="float" office:value="65759" table:style-name="ce18">
            <text:p>65,759</text:p>
          </table:table-cell>
          <table:table-cell office:value-type="float" office:value="34348" table:style-name="ce18">
            <text:p>34,348</text:p>
          </table:table-cell>
          <table:table-cell office:value-type="float" office:value="31411" table:style-name="ce18">
            <text:p>31,411</text:p>
          </table:table-cell>
          <table:table-cell office:value-type="float" office:value="15.14" table:style-name="ce19">
            <text:p>15.14</text:p>
          </table:table-cell>
          <table:table-cell office:value-type="float" office:value="32548" table:style-name="ce18">
            <text:p>32,548</text:p>
          </table:table-cell>
          <table:table-cell office:value-type="float" office:value="16979" table:style-name="ce18">
            <text:p>16,979</text:p>
          </table:table-cell>
          <table:table-cell office:value-type="float" office:value="15569" table:style-name="ce18">
            <text:p>15,569</text:p>
          </table:table-cell>
          <table:table-cell office:value-type="float" office:value="7.5" table:style-name="ce19">
            <text:p>7.50</text:p>
          </table:table-cell>
          <table:table-cell office:value-type="float" office:value="329230" table:style-name="ce18">
            <text:p>329,230</text:p>
          </table:table-cell>
          <table:table-cell office:value-type="float" office:value="160077" table:style-name="ce18">
            <text:p>160,077</text:p>
          </table:table-cell>
          <table:table-cell office:value-type="float" office:value="169153" table:style-name="ce18">
            <text:p>169,153</text:p>
          </table:table-cell>
          <table:table-cell office:value-type="float" office:value="75.81" table:style-name="ce19">
            <text:p>75.81</text:p>
          </table:table-cell>
          <table:table-cell office:value-type="float" office:value="45841" table:style-name="ce18">
            <text:p>45,841</text:p>
          </table:table-cell>
          <table:table-cell office:value-type="float" office:value="20660" table:style-name="ce18">
            <text:p>20,660</text:p>
          </table:table-cell>
          <table:table-cell office:value-type="float" office:value="25181" table:style-name="ce18">
            <text:p>25,181</text:p>
          </table:table-cell>
          <table:table-cell office:value-type="float" office:value="10.56" table:style-name="ce17">
            <text:p>10.56</text:p>
          </table:table-cell>
          <table:table-cell table:number-columns-repeated="16352"/>
        </table:table-row>
        <table:table-row table:style-name="ro6">
          <table:table-cell office:value-type="string" table:style-name="ce20">
            <text:p>嘉義市</text:p>
          </table:table-cell>
          <table:table-cell office:value-type="float" office:value="270273" table:style-name="ce18">
            <text:p>270,273</text:p>
          </table:table-cell>
          <table:table-cell office:value-type="float" office:value="131820" table:style-name="ce18">
            <text:p>131,820</text:p>
          </table:table-cell>
          <table:table-cell office:value-type="float" office:value="138453" table:style-name="ce18">
            <text:p>138,453</text:p>
          </table:table-cell>
          <table:table-cell office:value-type="float" office:value="11003" table:style-name="ce18">
            <text:p>11,003</text:p>
          </table:table-cell>
          <table:table-cell office:value-type="float" office:value="5732" table:style-name="ce18">
            <text:p>5,732</text:p>
          </table:table-cell>
          <table:table-cell office:value-type="float" office:value="5271" table:style-name="ce18">
            <text:p>5,271</text:p>
          </table:table-cell>
          <table:table-cell office:value-type="float" office:value="4.07" table:style-name="ce19">
            <text:p>4.07</text:p>
          </table:table-cell>
          <table:table-cell office:value-type="float" office:value="15483" table:style-name="ce18">
            <text:p>15,483</text:p>
          </table:table-cell>
          <table:table-cell office:value-type="float" office:value="8069" table:style-name="ce18">
            <text:p>8,069</text:p>
          </table:table-cell>
          <table:table-cell office:value-type="float" office:value="7414" table:style-name="ce18">
            <text:p>7,414</text:p>
          </table:table-cell>
          <table:table-cell office:value-type="float" office:value="5.73" table:style-name="ce19">
            <text:p>5.73</text:p>
          </table:table-cell>
          <table:table-cell office:value-type="float" office:value="29255" table:style-name="ce18">
            <text:p>29,255</text:p>
          </table:table-cell>
          <table:table-cell office:value-type="float" office:value="15310" table:style-name="ce18">
            <text:p>15,310</text:p>
          </table:table-cell>
          <table:table-cell office:value-type="float" office:value="13945" table:style-name="ce18">
            <text:p>13,945</text:p>
          </table:table-cell>
          <table:table-cell office:value-type="float" office:value="10.82" table:style-name="ce19">
            <text:p>10.82</text:p>
          </table:table-cell>
          <table:table-cell office:value-type="float" office:value="32472" table:style-name="ce18">
            <text:p>32,472</text:p>
          </table:table-cell>
          <table:table-cell office:value-type="float" office:value="16995" table:style-name="ce18">
            <text:p>16,995</text:p>
          </table:table-cell>
          <table:table-cell office:value-type="float" office:value="15477" table:style-name="ce18">
            <text:p>15,477</text:p>
          </table:table-cell>
          <table:table-cell office:value-type="float" office:value="12.01" table:style-name="ce19">
            <text:p>12.01</text:p>
          </table:table-cell>
          <table:table-cell office:value-type="float" office:value="21761" table:style-name="ce18">
            <text:p>21,761</text:p>
          </table:table-cell>
          <table:table-cell office:value-type="float" office:value="11389" table:style-name="ce18">
            <text:p>11,389</text:p>
          </table:table-cell>
          <table:table-cell office:value-type="float" office:value="10372" table:style-name="ce18">
            <text:p>10,372</text:p>
          </table:table-cell>
          <table:table-cell office:value-type="float" office:value="8.0500000000000007" table:style-name="ce19">
            <text:p>8.05</text:p>
          </table:table-cell>
          <table:table-cell office:value-type="float" office:value="211124" table:style-name="ce18">
            <text:p>211,124</text:p>
          </table:table-cell>
          <table:table-cell office:value-type="float" office:value="100997" table:style-name="ce18">
            <text:p>100,997</text:p>
          </table:table-cell>
          <table:table-cell office:value-type="float" office:value="110127" table:style-name="ce18">
            <text:p>110,127</text:p>
          </table:table-cell>
          <table:table-cell office:value-type="float" office:value="78.12" table:style-name="ce19">
            <text:p>78.12</text:p>
          </table:table-cell>
          <table:table-cell office:value-type="float" office:value="34627" table:style-name="ce18">
            <text:p>34,627</text:p>
          </table:table-cell>
          <table:table-cell office:value-type="float" office:value="15411" table:style-name="ce18">
            <text:p>15,411</text:p>
          </table:table-cell>
          <table:table-cell office:value-type="float" office:value="19216" table:style-name="ce18">
            <text:p>19,216</text:p>
          </table:table-cell>
          <table:table-cell office:value-type="float" office:value="12.81" table:style-name="ce17">
            <text:p>12.81</text:p>
          </table:table-cell>
          <table:table-cell table:number-columns-repeated="16352"/>
        </table:table-row>
        <table:table-row table:style-name="ro10">
          <table:table-cell office:value-type="string" table:style-name="ce21">
            <text:p>福建省</text:p>
          </table:table-cell>
          <table:table-cell office:value-type="float" office:value="145528" table:style-name="ce18">
            <text:p>145,528</text:p>
          </table:table-cell>
          <table:table-cell office:value-type="float" office:value="73858" table:style-name="ce18">
            <text:p>73,858</text:p>
          </table:table-cell>
          <table:table-cell office:value-type="float" office:value="71670" table:style-name="ce18">
            <text:p>71,670</text:p>
          </table:table-cell>
          <table:table-cell office:value-type="float" office:value="6869" table:style-name="ce18">
            <text:p>6,869</text:p>
          </table:table-cell>
          <table:table-cell office:value-type="float" office:value="3590" table:style-name="ce18">
            <text:p>3,590</text:p>
          </table:table-cell>
          <table:table-cell office:value-type="float" office:value="3279" table:style-name="ce18">
            <text:p>3,279</text:p>
          </table:table-cell>
          <table:table-cell office:value-type="float" office:value="4.72" table:style-name="ce19">
            <text:p>4.72</text:p>
          </table:table-cell>
          <table:table-cell office:value-type="float" office:value="8600" table:style-name="ce18">
            <text:p>8,600</text:p>
          </table:table-cell>
          <table:table-cell office:value-type="float" office:value="4478" table:style-name="ce18">
            <text:p>4,478</text:p>
          </table:table-cell>
          <table:table-cell office:value-type="float" office:value="4122" table:style-name="ce18">
            <text:p>4,122</text:p>
          </table:table-cell>
          <table:table-cell office:value-type="float" office:value="5.91" table:style-name="ce19">
            <text:p>5.91</text:p>
          </table:table-cell>
          <table:table-cell office:value-type="float" office:value="12696" table:style-name="ce18">
            <text:p>12,696</text:p>
          </table:table-cell>
          <table:table-cell office:value-type="float" office:value="6619" table:style-name="ce18">
            <text:p>6,619</text:p>
          </table:table-cell>
          <table:table-cell office:value-type="float" office:value="6077" table:style-name="ce18">
            <text:p>6,077</text:p>
          </table:table-cell>
          <table:table-cell office:value-type="float" office:value="8.7200000000000006" table:style-name="ce19">
            <text:p>8.72</text:p>
          </table:table-cell>
          <table:table-cell office:value-type="float" office:value="13544" table:style-name="ce18">
            <text:p>13,544</text:p>
          </table:table-cell>
          <table:table-cell office:value-type="float" office:value="7075" table:style-name="ce18">
            <text:p>7,075</text:p>
          </table:table-cell>
          <table:table-cell office:value-type="float" office:value="6469" table:style-name="ce18">
            <text:p>6,469</text:p>
          </table:table-cell>
          <table:table-cell office:value-type="float" office:value="9.31" table:style-name="ce19">
            <text:p>9.31</text:p>
          </table:table-cell>
          <table:table-cell office:value-type="float" office:value="6444" table:style-name="ce18">
            <text:p>6,444</text:p>
          </table:table-cell>
          <table:table-cell office:value-type="float" office:value="3367" table:style-name="ce18">
            <text:p>3,367</text:p>
          </table:table-cell>
          <table:table-cell office:value-type="float" office:value="3077" table:style-name="ce18">
            <text:p>3,077</text:p>
          </table:table-cell>
          <table:table-cell office:value-type="float" office:value="4.43" table:style-name="ce19">
            <text:p>4.43</text:p>
          </table:table-cell>
          <table:table-cell office:value-type="float" office:value="121902" table:style-name="ce18">
            <text:p>121,902</text:p>
          </table:table-cell>
          <table:table-cell office:value-type="float" office:value="61632" table:style-name="ce18">
            <text:p>61,632</text:p>
          </table:table-cell>
          <table:table-cell office:value-type="float" office:value="60270" table:style-name="ce18">
            <text:p>60,270</text:p>
          </table:table-cell>
          <table:table-cell office:value-type="float" office:value="83.77" table:style-name="ce19">
            <text:p>83.77</text:p>
          </table:table-cell>
          <table:table-cell office:value-type="float" office:value="16233" table:style-name="ce18">
            <text:p>16,233</text:p>
          </table:table-cell>
          <table:table-cell office:value-type="float" office:value="7827" table:style-name="ce18">
            <text:p>7,827</text:p>
          </table:table-cell>
          <table:table-cell office:value-type="float" office:value="8406" table:style-name="ce18">
            <text:p>8,406</text:p>
          </table:table-cell>
          <table:table-cell office:value-type="float" office:value="11.15" table:style-name="ce17">
            <text:p>11.15</text:p>
          </table:table-cell>
          <table:table-cell table:number-columns-repeated="16352"/>
        </table:table-row>
        <table:table-row table:style-name="ro1">
          <table:table-cell office:value-type="string" table:style-name="ce20">
            <text:p>金門縣</text:p>
          </table:table-cell>
          <table:table-cell office:value-type="float" office:value="132995" table:style-name="ce18">
            <text:p>132,995</text:p>
          </table:table-cell>
          <table:table-cell office:value-type="float" office:value="66687" table:style-name="ce18">
            <text:p>66,687</text:p>
          </table:table-cell>
          <table:table-cell office:value-type="float" office:value="66308" table:style-name="ce18">
            <text:p>66,308</text:p>
          </table:table-cell>
          <table:table-cell office:value-type="float" office:value="6168" table:style-name="ce18">
            <text:p>6,168</text:p>
          </table:table-cell>
          <table:table-cell office:value-type="float" office:value="3242" table:style-name="ce18">
            <text:p>3,242</text:p>
          </table:table-cell>
          <table:table-cell office:value-type="float" office:value="2926" table:style-name="ce18">
            <text:p>2,926</text:p>
          </table:table-cell>
          <table:table-cell office:value-type="float" office:value="4.6399999999999997" table:style-name="ce19">
            <text:p>4.64</text:p>
          </table:table-cell>
          <table:table-cell office:value-type="float" office:value="7736" table:style-name="ce18">
            <text:p>7,736</text:p>
          </table:table-cell>
          <table:table-cell office:value-type="float" office:value="4037" table:style-name="ce18">
            <text:p>4,037</text:p>
          </table:table-cell>
          <table:table-cell office:value-type="float" office:value="3699" table:style-name="ce18">
            <text:p>3,699</text:p>
          </table:table-cell>
          <table:table-cell office:value-type="float" office:value="5.82" table:style-name="ce19">
            <text:p>5.82</text:p>
          </table:table-cell>
          <table:table-cell office:value-type="float" office:value="11406" table:style-name="ce18">
            <text:p>11,406</text:p>
          </table:table-cell>
          <table:table-cell office:value-type="float" office:value="5942" table:style-name="ce18">
            <text:p>5,942</text:p>
          </table:table-cell>
          <table:table-cell office:value-type="float" office:value="5464" table:style-name="ce18">
            <text:p>5,464</text:p>
          </table:table-cell>
          <table:table-cell office:value-type="float" office:value="8.58" table:style-name="ce19">
            <text:p>8.58</text:p>
          </table:table-cell>
          <table:table-cell office:value-type="float" office:value="12163" table:style-name="ce18">
            <text:p>12,163</text:p>
          </table:table-cell>
          <table:table-cell office:value-type="float" office:value="6349" table:style-name="ce18">
            <text:p>6,349</text:p>
          </table:table-cell>
          <table:table-cell office:value-type="float" office:value="5814" table:style-name="ce18">
            <text:p>5,814</text:p>
          </table:table-cell>
          <table:table-cell office:value-type="float" office:value="9.15" table:style-name="ce19">
            <text:p>9.15</text:p>
          </table:table-cell>
          <table:table-cell office:value-type="float" office:value="5764" table:style-name="ce18">
            <text:p>5,764</text:p>
          </table:table-cell>
          <table:table-cell office:value-type="float" office:value="2981" table:style-name="ce18">
            <text:p>2,981</text:p>
          </table:table-cell>
          <table:table-cell office:value-type="float" office:value="2783" table:style-name="ce18">
            <text:p>2,783</text:p>
          </table:table-cell>
          <table:table-cell office:value-type="float" office:value="4.33" table:style-name="ce19">
            <text:p>4.33</text:p>
          </table:table-cell>
          <table:table-cell office:value-type="float" office:value="111668" table:style-name="ce18">
            <text:p>111,668</text:p>
          </table:table-cell>
          <table:table-cell office:value-type="float" office:value="55691" table:style-name="ce18">
            <text:p>55,691</text:p>
          </table:table-cell>
          <table:table-cell office:value-type="float" office:value="55977" table:style-name="ce18">
            <text:p>55,977</text:p>
          </table:table-cell>
          <table:table-cell office:value-type="float" office:value="83.96" table:style-name="ce19">
            <text:p>83.96</text:p>
          </table:table-cell>
          <table:table-cell office:value-type="float" office:value="14999" table:style-name="ce18">
            <text:p>14,999</text:p>
          </table:table-cell>
          <table:table-cell office:value-type="float" office:value="7179" table:style-name="ce18">
            <text:p>7,179</text:p>
          </table:table-cell>
          <table:table-cell office:value-type="float" office:value="7820" table:style-name="ce18">
            <text:p>7,820</text:p>
          </table:table-cell>
          <table:table-cell office:value-type="float" office:value="11.28" table:style-name="ce17">
            <text:p>11.28</text:p>
          </table:table-cell>
          <table:table-cell table:number-columns-repeated="16352"/>
        </table:table-row>
        <table:table-row table:style-name="ro8">
          <table:table-cell office:value-type="string" table:style-name="ce16">
            <text:p>連江縣</text:p>
          </table:table-cell>
          <table:table-cell office:value-type="float" office:value="12533" table:style-name="ce14">
            <text:p>12,533</text:p>
          </table:table-cell>
          <table:table-cell office:value-type="float" office:value="7171" table:style-name="ce14">
            <text:p>7,171</text:p>
          </table:table-cell>
          <table:table-cell office:value-type="float" office:value="5362" table:style-name="ce14">
            <text:p>5,362</text:p>
          </table:table-cell>
          <table:table-cell office:value-type="float" office:value="701" table:style-name="ce14">
            <text:p>701</text:p>
          </table:table-cell>
          <table:table-cell office:value-type="float" office:value="348" table:style-name="ce14">
            <text:p>348</text:p>
          </table:table-cell>
          <table:table-cell office:value-type="float" office:value="353" table:style-name="ce14">
            <text:p>353</text:p>
          </table:table-cell>
          <table:table-cell office:value-type="float" office:value="5.59" table:style-name="ce15">
            <text:p>5.59</text:p>
          </table:table-cell>
          <table:table-cell office:value-type="float" office:value="864" table:style-name="ce14">
            <text:p>864</text:p>
          </table:table-cell>
          <table:table-cell office:value-type="float" office:value="441" table:style-name="ce14">
            <text:p>441</text:p>
          </table:table-cell>
          <table:table-cell office:value-type="float" office:value="423" table:style-name="ce14">
            <text:p>423</text:p>
          </table:table-cell>
          <table:table-cell office:value-type="float" office:value="6.89" table:style-name="ce15">
            <text:p>6.89</text:p>
          </table:table-cell>
          <table:table-cell office:value-type="float" office:value="1290" table:style-name="ce14">
            <text:p>1,290</text:p>
          </table:table-cell>
          <table:table-cell office:value-type="float" office:value="677" table:style-name="ce14">
            <text:p>677</text:p>
          </table:table-cell>
          <table:table-cell office:value-type="float" office:value="613" table:style-name="ce14">
            <text:p>613</text:p>
          </table:table-cell>
          <table:table-cell office:value-type="float" office:value="10.29" table:style-name="ce15">
            <text:p>10.29</text:p>
          </table:table-cell>
          <table:table-cell office:value-type="float" office:value="1381" table:style-name="ce14">
            <text:p>1,381</text:p>
          </table:table-cell>
          <table:table-cell office:value-type="float" office:value="726" table:style-name="ce14">
            <text:p>726</text:p>
          </table:table-cell>
          <table:table-cell office:value-type="float" office:value="655" table:style-name="ce14">
            <text:p>655</text:p>
          </table:table-cell>
          <table:table-cell office:value-type="float" office:value="11.02" table:style-name="ce15">
            <text:p>11.02</text:p>
          </table:table-cell>
          <table:table-cell office:value-type="float" office:value="680" table:style-name="ce14">
            <text:p>680</text:p>
          </table:table-cell>
          <table:table-cell office:value-type="float" office:value="386" table:style-name="ce14">
            <text:p>386</text:p>
          </table:table-cell>
          <table:table-cell office:value-type="float" office:value="294" table:style-name="ce14">
            <text:p>294</text:p>
          </table:table-cell>
          <table:table-cell office:value-type="float" office:value="5.43" table:style-name="ce15">
            <text:p>5.43</text:p>
          </table:table-cell>
          <table:table-cell office:value-type="float" office:value="10234" table:style-name="ce14">
            <text:p>10,234</text:p>
          </table:table-cell>
          <table:table-cell office:value-type="float" office:value="5941" table:style-name="ce14">
            <text:p>5,941</text:p>
          </table:table-cell>
          <table:table-cell office:value-type="float" office:value="4293" table:style-name="ce14">
            <text:p>4,293</text:p>
          </table:table-cell>
          <table:table-cell office:value-type="float" office:value="81.66" table:style-name="ce15">
            <text:p>81.66</text:p>
          </table:table-cell>
          <table:table-cell office:value-type="float" office:value="1234" table:style-name="ce14">
            <text:p>1,234</text:p>
          </table:table-cell>
          <table:table-cell office:value-type="float" office:value="648" table:style-name="ce14">
            <text:p>648</text:p>
          </table:table-cell>
          <table:table-cell office:value-type="float" office:value="586" table:style-name="ce14">
            <text:p>586</text:p>
          </table:table-cell>
          <table:table-cell office:value-type="float" office:value="9.85" table:style-name="ce13">
            <text:p>9.85</text:p>
          </table:table-cell>
          <table:table-cell table:number-columns-repeated="16352" table:style-name="ce12"/>
        </table:table-row>
        <table:table-row table:style-name="ro11">
          <table:table-cell table:style-name="ce11"/>
          <table:table-cell table:number-columns-repeated="3" table:style-name="ce10"/>
          <table:table-cell table:number-columns-repeated="3" table:style-name="ce9"/>
          <table:table-cell table:style-name="ce8"/>
          <table:table-cell table:number-columns-repeated="16" table:style-name="ce7"/>
          <table:table-cell table:number-columns-repeated="3" table:style-name="ce6"/>
          <table:table-cell table:number-columns-repeated="4" table:style-name="ce5"/>
          <table:table-cell office:value-type="string" table:style-name="ce4">
            <text:p>內政部戶政司 民國105年2月3日編製</text:p>
          </table:table-cell>
          <table:table-cell table:number-columns-repeated="16352"/>
        </table:table-row>
        <table:table-row table:style-name="ro12">
          <table:table-cell table:style-name="ce2"/>
          <table:table-cell table:number-columns-repeated="3" table:style-name="ce1"/>
          <table:table-cell table:number-columns-repeated="4" table:style-name="ce3"/>
          <table:table-cell table:number-columns-repeated="23" table:style-name="ce1"/>
          <table:table-cell table:style-name="ce2"/>
          <table:table-cell table:number-columns-repeated="16352"/>
        </table:table-row>
        <table:table-row table:number-rows-repeated="1048545" table:style-name="ro12">
          <table:table-cell table:number-columns-repeated="16384"/>
        </table:table-row>
      </table:table>
      <table:table table:name="'file:///D:/Documents%20and%20Settings/Administrator/桌面/苗栗.xls'#母體清冊" table:style-name="ta2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2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2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4,05,速報3階段年齡-連結(公式)檔105.1.xls'#速報-年齡結構-新(列印版)" table:style-name="ta2">
        <table:table-source xlink:href="file:///D:/0662/A.上網月報(含1科)/105年/10501/新表號04,05,速報3階段年齡-連結(公式)檔105.1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4,05,速報3階段年齡-連結(公式)檔105.1.xls'#速報-年齡結構-新(上網版無公式)" table:style-name="ta2">
        <table:table-source xlink:href="file:///D:/0662/A.上網月報(含1科)/105年/10501/新表號04,05,速報3階段年齡-連結(公式)檔105.1.xls" table:table-name="速報-年齡結構-新(上網版無公式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4,05,速報3階段年齡-連結(公式)檔105.1.xls'#04年齡結構-列印版" table:style-name="ta2">
        <table:table-source xlink:href="file:///D:/0662/A.上網月報(含1科)/105年/10501/新表號04,05,速報3階段年齡-連結(公式)檔105.1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4,05,速報3階段年齡-連結(公式)檔105.1.xls'#上月速報年齡結構" table:style-name="ta2">
        <table:table-source xlink:href="file:///D:/0662/A.上網月報(含1科)/105年/10501/新表號04,05,速報3階段年齡-連結(公式)檔105.1.xls" table:table-name="上月速報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4,05,速報3階段年齡-連結(公式)檔105.1.xls'#本月-上月速報年齡結構(增減)" table:style-name="ta2">
        <table:table-source xlink:href="file:///D:/0662/A.上網月報(含1科)/105年/10501/新表號04,05,速報3階段年齡-連結(公式)檔105.1.xls" table:table-name="本月-上月速報年齡結構(增減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4,05,速報3階段年齡-連結(公式)檔105.1.xls'#人口指標0-2,6" table:style-name="ta2">
        <table:table-source xlink:href="file:///D:/0662/A.上網月報(含1科)/105年/10501/新表號04,05,速報3階段年齡-連結(公式)檔105.1.xls" table:table-name="人口指標0-2,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4,05,速報3階段年齡-連結(公式)檔105.1.xls'#年齡結構-另給司長-不用" table:style-name="ta2">
        <table:table-source xlink:href="file:///D:/0662/A.上網月報(含1科)/105年/10501/新表號04,05,速報3階段年齡-連結(公式)檔105.1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01/新表號04,05,速報3階段年齡-連結(公式)檔105.1.xls'#速報-3階段年齡結構-不用" table:style-name="ta2">
        <table:table-source xlink:href="file:///D:/0662/A.上網月報(含1科)/105年/10501/新表號04,05,速報3階段年齡-連結(公式)檔105.1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齡結構.$A$1"/>
        <table:named-expression table:name="\b" table:expression="of:=[.#REF!]" table:base-cell-address="年齡結構.$A$1"/>
        <table:named-expression table:name="NAME" table:expression="of:=[.#REF!]" table:base-cell-address="年齡結構.$A$1"/>
        <table:named-expression table:name="P_1" table:expression="of:=[.#REF!]" table:base-cell-address="年齡結構.$A$1"/>
        <table:named-expression table:name="P_11" table:expression="of:=[.#REF!]" table:base-cell-address="年齡結構.$A$1"/>
        <table:named-expression table:name="P_2" table:expression="of:=[.#REF!]" table:base-cell-address="年齡結構.$A$1"/>
        <table:named-expression table:name="Print_Area" table:expression="of:=[.#REF!]" table:base-cell-address="年齡結構.$A$1"/>
        <table:named-expression table:name="PRINT_AREA_MI" table:expression="of:=[.#REF!]" table:base-cell-address="年齡結構.$A$1"/>
        <table:named-expression table:name="rd_rf_f_97y_9802_data" table:expression="of:=[.#REF!]" table:base-cell-address="年齡結構.$A$1"/>
        <table:named-expression table:name="rd_rg_f_84y_97y_data" table:expression="of:=[.#REF!]" table:base-cell-address="年齡結構.$A$1"/>
        <table:named-expression table:name="rd_rg_f_9805_data" table:expression="of:=[.#REF!]" table:base-cell-address="年齡結構.$A$1"/>
        <table:named-expression table:name="rd_rg_f_9806_data" table:expression="of:=[.#REF!]" table:base-cell-address="年齡結構.$A$1"/>
        <table:named-expression table:name="rd_rg_f_9807_data" table:expression="of:=[.#REF!]" table:base-cell-address="年齡結構.$A$1"/>
        <table:named-expression table:name="rd_rg_f_9808_data" table:expression="of:=[.#REF!]" table:base-cell-address="年齡結構.$A$1"/>
        <table:named-expression table:name="rd_rg_f_98y_9803_data" table:expression="of:=[.#REF!]" table:base-cell-address="年齡結構.$A$1"/>
        <table:named-expression table:name="rd_rg_f_98y_9804_data" table:expression="of:=[.#REF!]" table:base-cell-address="年齡結構.$A$1"/>
        <table:named-expression table:name="rd_rg_q_84y_97y_data" table:expression="of:=[.#REF!]" table:base-cell-address="年齡結構.$A$1"/>
        <table:named-expression table:name="rd_rg_q_97y_9802_data" table:expression="of:=[.#REF!]" table:base-cell-address="年齡結構.$A$1"/>
        <table:named-expression table:name="rd_rg_q_9805_data" table:expression="of:=[.#REF!]" table:base-cell-address="年齡結構.$A$1"/>
        <table:named-expression table:name="rd_rg_q_9806_data" table:expression="of:=[.#REF!]" table:base-cell-address="年齡結構.$A$1"/>
        <table:named-expression table:name="rd_rg_q_9807_data" table:expression="of:=[.#REF!]" table:base-cell-address="年齡結構.$A$1"/>
        <table:named-expression table:name="rd_rg_q_9808_data" table:expression="of:=[.#REF!]" table:base-cell-address="年齡結構.$A$1"/>
        <table:named-expression table:name="rd_rg_q_98y_9803_data" table:expression="of:=[.#REF!]" table:base-cell-address="年齡結構.$A$1"/>
        <table:named-expression table:name="rd_rg_q_98y_9804_data" table:expression="of:=[.#REF!]" table:base-cell-address="年齡結構.$A$1"/>
        <table:named-expression table:name="rd_rg_q9607" table:expression="of:=[.#REF!]" table:base-cell-address="年齡結構.$A$1"/>
        <table:named-expression table:name="rd_t_84y_97y_data" table:expression="of:=[.#REF!]" table:base-cell-address="年齡結構.$A$1"/>
        <table:named-expression table:name="rd_t_97y_9802_data" table:expression="of:=[.#REF!]" table:base-cell-address="年齡結構.$A$1"/>
        <table:named-expression table:name="rd_t_9805_data" table:expression="of:=[.#REF!]" table:base-cell-address="年齡結構.$A$1"/>
        <table:named-expression table:name="rd_t_9806_data" table:expression="of:=[.#REF!]" table:base-cell-address="年齡結構.$A$1"/>
        <table:named-expression table:name="rd_t_9807_data" table:expression="of:=[.#REF!]" table:base-cell-address="年齡結構.$A$1"/>
        <table:named-expression table:name="rd_t_9808_data" table:expression="of:=[.#REF!]" table:base-cell-address="年齡結構.$A$1"/>
        <table:named-expression table:name="rd_t_98y_9803_data" table:expression="of:=[.#REF!]" table:base-cell-address="年齡結構.$A$1"/>
        <table:named-expression table:name="rd_t_98y_9804_data" table:expression="of:=[.#REF!]" table:base-cell-address="年齡結構.$A$1"/>
        <table:named-expression table:name="rd_t9607" table:expression="of:=[.#REF!]" table:base-cell-address="年齡結構.$A$1"/>
        <table:named-expression table:name="月底人口數" table:expression="of:=[.#REF!]" table:base-cell-address="年齡結構.$A$1"/>
        <table:named-expression table:name="出生" table:expression="of:=[.#REF!]" table:base-cell-address="年齡結構.$A$1"/>
        <table:named-expression table:name="死亡" table:expression="of:=[.#REF!]" table:base-cell-address="年齡結構.$A$1"/>
        <table:named-expression table:name="結婚" table:expression="of:=[.#REF!]" table:base-cell-address="年齡結構.$A$1"/>
        <table:named-expression table:name="鄰數戶數" table:expression="of:=[.#REF!]" table:base-cell-address="年齡結構.$A$1"/>
        <table:named-expression table:name="離婚" table:expression="of:=[.#REF!]" table:base-cell-address="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細明體" svg:font-family="細明體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number number:decimal-places="2" number:min-integer-digits="1" number:grouping="true"/>
    </number:number-style>
    <number:number-style style:name="N48P1">
      <number:text>–</number:text>
      <number:number number:decimal-places="2" number:min-integer-digits="1" number:grouping="true"/>
    </number:number-style>
    <number:text-style style:name="N48">
      <number:text>—</number:text>
      <style:map style:condition="value()&gt;0" style:apply-style-name="N48P0"/>
      <style:map style:condition="value()&lt;0" style:apply-style-name="N48P1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/>
    </style:style>
    <style:style style:name="_19968__33324__Book3" style:display-name="一般_Book3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</style:style>
    <style:style style:name="_21315__20998__20301__91_0_93_" style:display-name="千分位[0]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02-03T10:37:50Z</meta:creation-date>
    <dc:date>2016-12-09T01:53:29Z</dc:date>
  </office:meta>
</office:document-meta>
</file>